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e4eb8" officeooo:paragraph-rsid="014f0a12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32f19b" officeooo:paragraph-rsid="014f0a12" fo:background-color="transparent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7d3450" officeooo:paragraph-rsid="04a0fd82" fo:background-color="#fff200" style:font-weight-asian="bold" style:font-weight-complex="bold"/>
    </style:style>
    <style:style style:name="P4" style:family="paragraph" style:parent-style-name="Standard">
      <style:text-properties fo:language="en" fo:country="US" fo:font-weight="normal" officeooo:rsid="0100f487" officeooo:paragraph-rsid="0479436e" fo:background-color="#dddddd" style:font-weight-asian="normal" style:font-weight-complex="normal"/>
    </style:style>
    <style:style style:name="P5" style:family="paragraph" style:parent-style-name="Standard">
      <style:text-properties fo:language="en" fo:country="US" fo:font-weight="normal" officeooo:rsid="0100f487" officeooo:paragraph-rsid="047d4acf" fo:background-color="#dddddd" style:font-weight-asian="normal" style:font-weight-complex="normal"/>
    </style:style>
    <style:style style:name="P6" style:family="paragraph" style:parent-style-name="Standard">
      <style:text-properties fo:language="en" fo:country="US" fo:font-weight="normal" officeooo:rsid="0100f487" officeooo:paragraph-rsid="0480f507" fo:background-color="#dddddd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100f487" officeooo:paragraph-rsid="047f0b97" fo:background-color="#dddddd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100f487" officeooo:paragraph-rsid="0483633c" fo:background-color="#dddddd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100f487" officeooo:paragraph-rsid="048a8d4b" fo:background-color="#dddddd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100f487" officeooo:paragraph-rsid="04952d68" fo:background-color="#dddddd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100f487" officeooo:paragraph-rsid="049adf60" fo:background-color="#dddddd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100f487" officeooo:paragraph-rsid="049ee78e" fo:background-color="#dddddd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100f487" officeooo:paragraph-rsid="04a1e642" fo:background-color="#dddddd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1e4eb8" officeooo:paragraph-rsid="0441f7b4" fo:background-color="#dddddd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7d3450" officeooo:paragraph-rsid="046fde59" fo:background-color="transparent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260d497" officeooo:paragraph-rsid="046fde59" fo:background-color="transparent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46fde59" officeooo:paragraph-rsid="046fde59" fo:background-color="transparent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47668d2" officeooo:paragraph-rsid="0479436e" fo:background-color="transparent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47668d2" officeooo:paragraph-rsid="047b8e4d" fo:background-color="transparent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3ca5597" officeooo:paragraph-rsid="046fde59" fo:background-color="transparent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48096db" officeooo:paragraph-rsid="048096db" fo:background-color="transparent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483633c" officeooo:paragraph-rsid="0483633c" fo:background-color="transparent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4896a2e" officeooo:paragraph-rsid="04896a2e" fo:background-color="transparent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48caec7" officeooo:paragraph-rsid="048caec7" fo:background-color="transparent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48caec7" officeooo:paragraph-rsid="04a0fd82" fo:background-color="transparent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492e462" officeooo:paragraph-rsid="0492e462" fo:background-color="transparent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49adf60" officeooo:paragraph-rsid="049adf60" fo:background-color="transparent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49b9716" officeooo:paragraph-rsid="049b9716" fo:background-color="transparent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49b9716" officeooo:paragraph-rsid="049ee78e" fo:background-color="transparent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49ee78e" officeooo:paragraph-rsid="049ee78e" fo:background-color="transparent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49ee78e" officeooo:paragraph-rsid="04a0fd82" fo:background-color="transparent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4a0fd82" officeooo:paragraph-rsid="04a1e642" fo:background-color="transparent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01e4eb8" officeooo:paragraph-rsid="04cab3c9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4c440f2" officeooo:paragraph-rsid="04c440f2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4c440f2" officeooo:paragraph-rsid="04d20ec7" style:font-weight-asian="normal" style:font-weight-complex="normal"/>
    </style:style>
    <style:style style:name="P36" style:family="paragraph" style:parent-style-name="Standard">
      <style:text-properties fo:language="en" fo:country="US" fo:font-weight="normal" officeooo:rsid="04c48c8b" officeooo:paragraph-rsid="04c48c8b" style:font-weight-asian="normal" style:font-weight-complex="normal"/>
    </style:style>
    <style:style style:name="P37" style:family="paragraph" style:parent-style-name="Standard">
      <style:text-properties fo:language="en" fo:country="US" fo:font-weight="normal" officeooo:rsid="04c48c8b" officeooo:paragraph-rsid="04d9cc40" style:font-weight-asian="normal" style:font-weight-complex="normal"/>
    </style:style>
    <style:style style:name="P38" style:family="paragraph" style:parent-style-name="Standard">
      <style:text-properties fo:language="en" fo:country="US" fo:font-weight="normal" officeooo:rsid="04d3fde2" officeooo:paragraph-rsid="04d576ed" style:font-weight-asian="normal" style:font-weight-complex="normal"/>
    </style:style>
    <style:style style:name="P39" style:family="paragraph" style:parent-style-name="Standard">
      <style:text-properties fo:language="en" fo:country="US" fo:font-weight="normal" officeooo:rsid="04e718f4" officeooo:paragraph-rsid="04e718f4" style:font-weight-asian="normal" style:font-weight-complex="normal"/>
    </style:style>
    <style:style style:name="P40" style:family="paragraph" style:parent-style-name="Standard">
      <style:text-properties fo:language="en" fo:country="US" fo:font-weight="normal" officeooo:rsid="04a4fcea" officeooo:paragraph-rsid="04e1e4fa" style:font-weight-asian="normal" style:font-weight-complex="normal"/>
    </style:style>
    <style:style style:name="P41" style:family="paragraph" style:parent-style-name="Standard">
      <style:text-properties fo:language="en" fo:country="US" officeooo:rsid="001b8640" officeooo:paragraph-rsid="04cab3c9"/>
    </style:style>
    <style:style style:name="P42" style:family="paragraph" style:parent-style-name="Standard">
      <style:text-properties fo:language="en" fo:country="US" officeooo:paragraph-rsid="00f05b1d"/>
    </style:style>
    <style:style style:name="P43" style:family="paragraph" style:parent-style-name="Standard">
      <style:text-properties fo:language="en" fo:country="US" officeooo:paragraph-rsid="014f0a12"/>
    </style:style>
    <style:style style:name="P44" style:family="paragraph" style:parent-style-name="Standard">
      <style:text-properties fo:language="en" fo:country="US" officeooo:rsid="00704232" officeooo:paragraph-rsid="04cab3c9"/>
    </style:style>
    <style:style style:name="P45" style:family="paragraph" style:parent-style-name="Standard">
      <style:text-properties fo:language="en" fo:country="US" fo:font-style="normal" fo:font-weight="normal" officeooo:rsid="042b45b1" officeooo:paragraph-rsid="042b45b1" fo:background-color="transparent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language="en" fo:country="US" fo:font-style="normal" fo:font-weight="normal" officeooo:rsid="042b45b1" officeooo:paragraph-rsid="0402bacd" fo:background-color="transparent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language="en" fo:country="US" fo:font-style="normal" fo:font-weight="normal" officeooo:rsid="042b45b1" officeooo:paragraph-rsid="04bb31ce" fo:background-color="transparent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language="en" fo:country="US" fo:font-style="normal" fo:font-weight="normal" officeooo:rsid="046fde59" officeooo:paragraph-rsid="046fde59" fo:background-color="transparent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language="en" fo:country="US" fo:font-style="normal" fo:font-weight="normal" officeooo:rsid="04a697d4" officeooo:paragraph-rsid="04a697d4" fo:background-color="transparent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language="en" fo:country="US" fo:font-style="normal" fo:font-weight="normal" officeooo:rsid="04a816a0" officeooo:paragraph-rsid="04a816a0" fo:background-color="transparent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language="en" fo:country="US" fo:font-style="normal" fo:font-weight="normal" officeooo:rsid="04a816a0" officeooo:paragraph-rsid="04b19ff5" fo:background-color="transparent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language="en" fo:country="US" fo:font-style="normal" fo:font-weight="normal" officeooo:rsid="04a9fba7" officeooo:paragraph-rsid="04a9fba7" fo:background-color="transparent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language="en" fo:country="US" fo:font-style="normal" fo:font-weight="normal" officeooo:rsid="04004713" officeooo:paragraph-rsid="04ace2ac" fo:background-color="transparent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language="en" fo:country="US" fo:font-style="normal" fo:font-weight="normal" officeooo:rsid="04bb31ce" officeooo:paragraph-rsid="04bb31ce" fo:background-color="transparent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language="en" fo:country="US" fo:font-style="normal" fo:font-weight="normal" officeooo:rsid="04bb31ce" officeooo:paragraph-rsid="04bc1748" fo:background-color="transparent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language="en" fo:country="US" fo:font-style="normal" fo:font-weight="normal" officeooo:rsid="0479436e" officeooo:paragraph-rsid="04d822d7" fo:background-color="transparent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language="en" fo:country="US" fo:font-style="normal" fo:font-weight="normal" officeooo:rsid="0100f487" officeooo:paragraph-rsid="046fde59" fo:background-color="#dddddd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language="en" fo:country="US" fo:font-style="normal" fo:font-weight="normal" officeooo:rsid="0100f487" officeooo:paragraph-rsid="04a9fba7" fo:background-color="#dddddd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language="en" fo:country="US" fo:font-style="normal" fo:font-weight="normal" officeooo:rsid="0100f487" officeooo:paragraph-rsid="04abb184" fo:background-color="#dddddd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language="en" fo:country="US" fo:font-style="normal" fo:font-weight="normal" officeooo:rsid="0100f487" officeooo:paragraph-rsid="04ace2ac" fo:background-color="#dddddd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language="en" fo:country="US" fo:font-style="normal" fo:font-weight="normal" officeooo:rsid="0491b681" officeooo:paragraph-rsid="04c5283c" fo:background-color="#dddddd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language="en" fo:country="US" fo:font-style="normal" fo:font-weight="normal" officeooo:rsid="0491b681" officeooo:paragraph-rsid="04d20ec7" fo:background-color="#dddddd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language="en" fo:country="US" fo:font-style="normal" fo:font-weight="normal" officeooo:rsid="0491b681" officeooo:paragraph-rsid="04d51a39" fo:background-color="#dddddd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language="en" fo:country="US" fo:font-style="normal" fo:font-weight="normal" officeooo:rsid="0491b681" officeooo:paragraph-rsid="04d3d784" fo:background-color="#dddddd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language="en" fo:country="US" fo:font-style="normal" fo:font-weight="normal" officeooo:rsid="0491b681" officeooo:paragraph-rsid="04d3fde2" fo:background-color="#dddddd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language="en" fo:country="US" fo:font-style="normal" fo:font-weight="normal" officeooo:rsid="0491b681" officeooo:paragraph-rsid="04d9cc40" fo:background-color="#dddddd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language="en" fo:country="US" fo:font-style="normal" fo:font-weight="normal" officeooo:rsid="0491b681" officeooo:paragraph-rsid="04dc55bf" fo:background-color="#dddddd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language="en" fo:country="US" fo:font-style="normal" fo:font-weight="normal" officeooo:rsid="0491b681" officeooo:paragraph-rsid="04e3c427" fo:background-color="#dddddd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language="en" fo:country="US" fo:font-style="normal" fo:font-weight="normal" officeooo:rsid="0491b681" officeooo:paragraph-rsid="04e718f4" fo:background-color="#dddddd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language="en" fo:country="US" fo:font-style="normal" fo:font-weight="normal" officeooo:rsid="0491b681" officeooo:paragraph-rsid="04f20383" fo:background-color="#dddddd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language="en" fo:country="US" officeooo:paragraph-rsid="04c28ad1"/>
    </style:style>
    <style:style style:name="P72" style:family="paragraph" style:parent-style-name="Standard">
      <style:text-properties fo:language="en" fo:country="US" officeooo:rsid="003b1ec5" officeooo:paragraph-rsid="04cab3c9"/>
    </style:style>
    <style:style style:name="P73" style:family="paragraph" style:parent-style-name="Standard">
      <style:text-properties fo:font-size="6pt" fo:language="en" fo:country="US" fo:font-weight="bold" officeooo:rsid="001e4eb8" officeooo:paragraph-rsid="014f0a12" style:font-size-asian="6pt" style:font-weight-asian="bold" style:font-size-complex="6pt" style:font-weight-complex="bold"/>
    </style:style>
    <style:style style:name="P74" style:family="paragraph" style:parent-style-name="Standard">
      <style:text-properties fo:font-size="6pt" fo:language="en" fo:country="US" fo:font-weight="bold" officeooo:rsid="001e4eb8" officeooo:paragraph-rsid="020eabcb" style:font-size-asian="6pt" style:font-weight-asian="bold" style:font-size-complex="6pt" style:font-weight-complex="bold"/>
    </style:style>
    <style:style style:name="P75" style:family="paragraph" style:parent-style-name="Standard">
      <style:text-properties fo:font-size="6pt" fo:language="en" fo:country="US" fo:font-weight="bold" officeooo:rsid="001e4eb8" officeooo:paragraph-rsid="046fde59" style:font-size-asian="6pt" style:font-weight-asian="bold" style:font-size-complex="6pt" style:font-weight-complex="bold"/>
    </style:style>
    <style:style style:name="P76" style:family="paragraph" style:parent-style-name="Standard">
      <style:text-properties fo:font-size="6pt" fo:language="en" fo:country="US" fo:font-weight="bold" officeooo:rsid="001e4eb8" officeooo:paragraph-rsid="04c28ad1" style:font-size-asian="6pt" style:font-weight-asian="bold" style:font-size-complex="6pt" style:font-weight-complex="bold"/>
    </style:style>
    <style:style style:name="P77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78" style:family="paragraph" style:parent-style-name="Standard">
      <style:text-properties fo:font-size="6pt" fo:language="en" fo:country="US" fo:font-weight="normal" officeooo:rsid="003b1ec5" officeooo:paragraph-rsid="04cab3c9" style:font-size-asian="6pt" style:font-weight-asian="normal" style:font-size-complex="6pt" style:font-weight-complex="normal"/>
    </style:style>
    <style:style style:name="P79" style:family="paragraph" style:parent-style-name="Standard">
      <style:text-properties officeooo:paragraph-rsid="00ab4647"/>
    </style:style>
    <style:style style:name="P80" style:family="paragraph" style:parent-style-name="Standard">
      <style:text-properties officeooo:paragraph-rsid="00f05b1d"/>
    </style:style>
    <style:style style:name="P81" style:family="paragraph" style:parent-style-name="Standard">
      <style:text-properties fo:color="#999999" loext:opacity="100%" fo:language="en" fo:country="US" fo:font-weight="bold" officeooo:rsid="003b1ec5" officeooo:paragraph-rsid="04cab3c9" style:font-weight-asian="bold" style:font-weight-complex="bold"/>
    </style:style>
    <style:style style:name="P82" style:family="paragraph" style:parent-style-name="Standard">
      <style:text-properties officeooo:paragraph-rsid="046fde59"/>
    </style:style>
    <style:style style:name="P83" style:family="paragraph" style:parent-style-name="Standard">
      <style:text-properties officeooo:paragraph-rsid="03a123d3"/>
    </style:style>
    <style:style style:name="P84" style:family="paragraph" style:parent-style-name="Standard">
      <style:text-properties officeooo:rsid="04748753" officeooo:paragraph-rsid="047668d2"/>
    </style:style>
    <style:style style:name="P85" style:family="paragraph" style:parent-style-name="Standard">
      <style:text-properties officeooo:paragraph-rsid="047b8e4d"/>
    </style:style>
    <style:style style:name="P86" style:family="paragraph" style:parent-style-name="Standard">
      <style:text-properties officeooo:paragraph-rsid="047bd02a"/>
    </style:style>
    <style:style style:name="P87" style:family="paragraph" style:parent-style-name="Standard">
      <style:text-properties officeooo:paragraph-rsid="047d4acf"/>
    </style:style>
    <style:style style:name="P88" style:family="paragraph" style:parent-style-name="Standard">
      <style:text-properties officeooo:paragraph-rsid="047f0b97"/>
    </style:style>
    <style:style style:name="P89" style:family="paragraph" style:parent-style-name="Standard">
      <style:text-properties officeooo:paragraph-rsid="048096db"/>
    </style:style>
    <style:style style:name="P90" style:family="paragraph" style:parent-style-name="Standard">
      <style:text-properties officeooo:paragraph-rsid="04828cc3"/>
    </style:style>
    <style:style style:name="P91" style:family="paragraph" style:parent-style-name="Standard">
      <style:text-properties officeooo:paragraph-rsid="0483633c"/>
    </style:style>
    <style:style style:name="P92" style:family="paragraph" style:parent-style-name="Standard">
      <style:text-properties officeooo:paragraph-rsid="04859758"/>
    </style:style>
    <style:style style:name="P93" style:family="paragraph" style:parent-style-name="Standard">
      <style:text-properties officeooo:paragraph-rsid="0486500b"/>
    </style:style>
    <style:style style:name="P94" style:family="paragraph" style:parent-style-name="Standard">
      <style:text-properties officeooo:paragraph-rsid="048a8d4b"/>
    </style:style>
    <style:style style:name="P95" style:family="paragraph" style:parent-style-name="Standard">
      <style:text-properties officeooo:paragraph-rsid="0492e462"/>
    </style:style>
    <style:style style:name="P96" style:family="paragraph" style:parent-style-name="Standard">
      <style:text-properties officeooo:paragraph-rsid="04952d68"/>
    </style:style>
    <style:style style:name="P97" style:family="paragraph" style:parent-style-name="Standard">
      <style:text-properties officeooo:paragraph-rsid="049adf60"/>
    </style:style>
    <style:style style:name="P98" style:family="paragraph" style:parent-style-name="Standard">
      <style:text-properties officeooo:paragraph-rsid="049b9716"/>
    </style:style>
    <style:style style:name="P99" style:family="paragraph" style:parent-style-name="Standard">
      <style:text-properties officeooo:paragraph-rsid="04a0fd82"/>
    </style:style>
    <style:style style:name="P100" style:family="paragraph" style:parent-style-name="Standard">
      <style:text-properties officeooo:paragraph-rsid="04a36836"/>
    </style:style>
    <style:style style:name="P101" style:family="paragraph" style:parent-style-name="Standard">
      <style:text-properties officeooo:paragraph-rsid="04a697d4"/>
    </style:style>
    <style:style style:name="P102" style:family="paragraph" style:parent-style-name="Standard">
      <style:text-properties officeooo:paragraph-rsid="04a816a0"/>
    </style:style>
    <style:style style:name="P103" style:family="paragraph" style:parent-style-name="Standard">
      <style:text-properties officeooo:paragraph-rsid="04a94152"/>
    </style:style>
    <style:style style:name="P104" style:family="paragraph" style:parent-style-name="Standard">
      <style:text-properties officeooo:paragraph-rsid="04abb184"/>
    </style:style>
    <style:style style:name="P105" style:family="paragraph" style:parent-style-name="Standard">
      <style:text-properties officeooo:rsid="04ace2ac" officeooo:paragraph-rsid="04ace2ac"/>
    </style:style>
    <style:style style:name="P106" style:family="paragraph" style:parent-style-name="Standard">
      <style:text-properties officeooo:paragraph-rsid="04b4980a"/>
    </style:style>
    <style:style style:name="P107" style:family="paragraph" style:parent-style-name="Standard">
      <style:text-properties officeooo:rsid="04b5751a" officeooo:paragraph-rsid="04b5751a"/>
    </style:style>
    <style:style style:name="P108" style:family="paragraph" style:parent-style-name="Standard">
      <style:text-properties officeooo:paragraph-rsid="04b5751a"/>
    </style:style>
    <style:style style:name="P109" style:family="paragraph" style:parent-style-name="Standard">
      <style:text-properties officeooo:paragraph-rsid="04b97c1b"/>
    </style:style>
    <style:style style:name="P110" style:family="paragraph" style:parent-style-name="Standard">
      <style:text-properties officeooo:paragraph-rsid="04bf494f"/>
    </style:style>
    <style:style style:name="P111" style:family="paragraph" style:parent-style-name="Standard">
      <style:text-properties officeooo:paragraph-rsid="04c10933"/>
    </style:style>
    <style:style style:name="P112" style:family="paragraph" style:parent-style-name="Standard">
      <style:text-properties officeooo:paragraph-rsid="04c28ad1"/>
    </style:style>
    <style:style style:name="P113" style:family="paragraph" style:parent-style-name="Standard">
      <style:text-properties officeooo:paragraph-rsid="04c440f2"/>
    </style:style>
    <style:style style:name="P114" style:family="paragraph" style:parent-style-name="Standard">
      <style:text-properties officeooo:paragraph-rsid="04c48c8b"/>
    </style:style>
    <style:style style:name="P115" style:family="paragraph" style:parent-style-name="Standard">
      <style:text-properties officeooo:paragraph-rsid="04c5283c"/>
    </style:style>
    <style:style style:name="P116" style:family="paragraph" style:parent-style-name="Standard">
      <style:text-properties officeooo:paragraph-rsid="04cab3c9"/>
    </style:style>
    <style:style style:name="P117" style:family="paragraph" style:parent-style-name="Standard">
      <style:text-properties officeooo:paragraph-rsid="04d20ec7"/>
    </style:style>
    <style:style style:name="P118" style:family="paragraph" style:parent-style-name="Standard">
      <style:text-properties officeooo:paragraph-rsid="04d3d784"/>
    </style:style>
    <style:style style:name="P119" style:family="paragraph" style:parent-style-name="Standard">
      <style:text-properties officeooo:rsid="04d3fde2" officeooo:paragraph-rsid="04d576ed"/>
    </style:style>
    <style:style style:name="P120" style:family="paragraph" style:parent-style-name="Standard">
      <style:text-properties officeooo:paragraph-rsid="04d51a39"/>
    </style:style>
    <style:style style:name="P121" style:family="paragraph" style:parent-style-name="Standard">
      <style:text-properties officeooo:paragraph-rsid="04d576ed"/>
    </style:style>
    <style:style style:name="P122" style:family="paragraph" style:parent-style-name="Standard">
      <style:text-properties officeooo:rsid="04d576ed" officeooo:paragraph-rsid="04d576ed"/>
    </style:style>
    <style:style style:name="P123" style:family="paragraph" style:parent-style-name="Standard">
      <style:text-properties officeooo:paragraph-rsid="04d822d7"/>
    </style:style>
    <style:style style:name="P124" style:family="paragraph" style:parent-style-name="Standard">
      <style:text-properties officeooo:paragraph-rsid="04d857e0"/>
    </style:style>
    <style:style style:name="P125" style:family="paragraph" style:parent-style-name="Standard">
      <style:text-properties officeooo:rsid="04d889dd" officeooo:paragraph-rsid="04d889dd"/>
    </style:style>
    <style:style style:name="P126" style:family="paragraph" style:parent-style-name="Standard">
      <style:text-properties officeooo:paragraph-rsid="04dc55bf"/>
    </style:style>
    <style:style style:name="P127" style:family="paragraph" style:parent-style-name="Standard">
      <style:text-properties officeooo:paragraph-rsid="04e1e4fa"/>
    </style:style>
    <style:style style:name="P128" style:family="paragraph" style:parent-style-name="Standard">
      <style:text-properties officeooo:paragraph-rsid="04e3468a"/>
    </style:style>
    <style:style style:name="P129" style:family="paragraph" style:parent-style-name="Standard">
      <style:text-properties officeooo:paragraph-rsid="04e718f4"/>
    </style:style>
    <style:style style:name="P130" style:family="paragraph" style:parent-style-name="Standard">
      <style:text-properties officeooo:paragraph-rsid="04e8a56a"/>
    </style:style>
    <style:style style:name="P131" style:family="paragraph" style:parent-style-name="Standard">
      <style:text-properties officeooo:paragraph-rsid="049ee78e"/>
    </style:style>
    <style:style style:name="P132" style:family="paragraph" style:parent-style-name="Standard">
      <style:text-properties officeooo:paragraph-rsid="04f0f507"/>
    </style:style>
    <style:style style:name="P133" style:family="paragraph" style:parent-style-name="Standard">
      <style:text-properties officeooo:paragraph-rsid="04f20383"/>
    </style:style>
    <style:style style:name="P134" style:family="paragraph" style:parent-style-name="Standard">
      <style:text-properties officeooo:paragraph-rsid="04f5743f"/>
    </style:style>
    <style:style style:name="P135" style:family="paragraph" style:parent-style-name="Standard">
      <style:text-properties officeooo:paragraph-rsid="04f6fac9"/>
    </style:style>
    <style:style style:name="P136" style:family="paragraph" style:parent-style-name="Standard">
      <style:text-properties officeooo:paragraph-rsid="05007fc9"/>
    </style:style>
    <style:style style:name="P137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0131f4f" fo:background-color="transparent" style:font-weight-asian="bold" style:font-weight-complex="bold"/>
    </style:style>
    <style:style style:name="P138" style:family="paragraph" style:parent-style-name="Standard">
      <style:text-properties officeooo:paragraph-rsid="04cab3c9"/>
    </style:style>
    <style:style style:name="T1" style:family="text">
      <style:text-properties officeooo:rsid="0043d0fb"/>
    </style:style>
    <style:style style:name="T2" style:family="text">
      <style:text-properties fo:font-weight="bold" officeooo:rsid="00ab4647" fo:background-color="#fff200" loext:char-shading-value="0" style:font-weight-asian="bold" style:font-weight-complex="bold"/>
    </style:style>
    <style:style style:name="T3" style:family="text">
      <style:text-properties fo:font-weight="bold" officeooo:rsid="00d88c8c" fo:background-color="#fff200" loext:char-shading-value="0" style:font-weight-asian="bold" style:font-weight-complex="bold"/>
    </style:style>
    <style:style style:name="T4" style:family="text">
      <style:text-properties fo:font-weight="bold" officeooo:rsid="007d3450" fo:background-color="#fff200" loext:char-shading-value="0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ceef7" style:font-weight-asian="bold" style:font-weight-complex="bold"/>
    </style:style>
    <style:style style:name="T7" style:family="text">
      <style:text-properties fo:font-weight="bold" officeooo:rsid="010b0b47" style:font-weight-asian="bold" style:font-weight-complex="bold"/>
    </style:style>
    <style:style style:name="T8" style:family="text">
      <style:text-properties fo:font-weight="bold" officeooo:rsid="00136227" style:font-weight-asian="bold" style:font-weight-complex="bold"/>
    </style:style>
    <style:style style:name="T9" style:family="text">
      <style:text-properties fo:font-weight="bold" officeooo:rsid="00d88c8c" style:font-weight-asian="bold" style:font-weight-complex="bold"/>
    </style:style>
    <style:style style:name="T10" style:family="text">
      <style:text-properties fo:font-weight="bold" officeooo:rsid="047f0b97" style:font-weight-asian="bold" style:font-weight-complex="bold"/>
    </style:style>
    <style:style style:name="T11" style:family="text">
      <style:text-properties fo:font-weight="bold" officeooo:rsid="049b9716" style:font-weight-asian="bold" style:font-weight-complex="bold"/>
    </style:style>
    <style:style style:name="T12" style:family="text">
      <style:text-properties fo:font-weight="bold" officeooo:rsid="04a1e642" style:font-weight-asian="bold" style:font-weight-complex="bold"/>
    </style:style>
    <style:style style:name="T13" style:family="text">
      <style:text-properties fo:font-weight="bold" officeooo:rsid="04004713" style:font-weight-asian="bold" style:font-weight-complex="bold"/>
    </style:style>
    <style:style style:name="T14" style:family="text">
      <style:text-properties fo:font-weight="bold" officeooo:rsid="04fd276e" style:font-weight-asian="bold" style:font-weight-complex="bold"/>
    </style:style>
    <style:style style:name="T15" style:family="text">
      <style:text-properties fo:font-weight="normal" officeooo:rsid="00d88c8c" style:font-weight-asian="normal" style:font-weight-complex="normal"/>
    </style:style>
    <style:style style:name="T16" style:family="text">
      <style:text-properties fo:font-weight="normal" officeooo:rsid="049b9716" fo:background-color="transparent" loext:char-shading-value="0" style:font-weight-asian="normal" style:font-weight-complex="normal"/>
    </style:style>
    <style:style style:name="T17" style:family="text">
      <style:text-properties officeooo:rsid="00704232"/>
    </style:style>
    <style:style style:name="T18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19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20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21" style:family="text">
      <style:text-properties fo:language="en" fo:country="US" fo:font-weight="normal" officeooo:rsid="007d3450" fo:background-color="transparent" loext:char-shading-value="0" style:font-weight-asian="normal" style:font-weight-complex="normal"/>
    </style:style>
    <style:style style:name="T22" style:family="text">
      <style:text-properties fo:language="en" fo:country="US" fo:font-weight="normal" officeooo:rsid="00d88c8c" fo:background-color="transparent" loext:char-shading-value="0" style:font-weight-asian="normal" style:font-weight-complex="normal"/>
    </style:style>
    <style:style style:name="T23" style:family="text">
      <style:text-properties fo:language="en" fo:country="US" fo:font-weight="normal" officeooo:rsid="021c4c1c" fo:background-color="transparent" loext:char-shading-value="0" style:font-weight-asian="normal" style:font-weight-complex="normal"/>
    </style:style>
    <style:style style:name="T24" style:family="text">
      <style:text-properties fo:language="en" fo:country="US" fo:font-weight="normal" officeooo:rsid="047668d2" fo:background-color="transparent" loext:char-shading-value="0" style:font-weight-asian="normal" style:font-weight-complex="normal"/>
    </style:style>
    <style:style style:name="T25" style:family="text">
      <style:text-properties fo:language="en" fo:country="US" fo:font-weight="normal" officeooo:rsid="047b8e4d" fo:background-color="transparent" loext:char-shading-value="0" style:font-weight-asian="normal" style:font-weight-complex="normal"/>
    </style:style>
    <style:style style:name="T26" style:family="text">
      <style:text-properties fo:language="en" fo:country="US" fo:font-weight="normal" officeooo:rsid="047c24d9" fo:background-color="transparent" loext:char-shading-value="0" style:font-weight-asian="normal" style:font-weight-complex="normal"/>
    </style:style>
    <style:style style:name="T27" style:family="text">
      <style:text-properties fo:language="en" fo:country="US" fo:font-weight="normal" officeooo:rsid="04748753" fo:background-color="transparent" loext:char-shading-value="0" style:font-weight-asian="normal" style:font-weight-complex="normal"/>
    </style:style>
    <style:style style:name="T28" style:family="text">
      <style:text-properties fo:language="en" fo:country="US" fo:font-weight="normal" officeooo:rsid="047f0b97" fo:background-color="transparent" loext:char-shading-value="0" style:font-weight-asian="normal" style:font-weight-complex="normal"/>
    </style:style>
    <style:style style:name="T29" style:family="text">
      <style:text-properties fo:language="en" fo:country="US" fo:font-weight="normal" officeooo:rsid="048096db" fo:background-color="transparent" loext:char-shading-value="0" style:font-weight-asian="normal" style:font-weight-complex="normal"/>
    </style:style>
    <style:style style:name="T30" style:family="text">
      <style:text-properties fo:language="en" fo:country="US" fo:font-weight="normal" officeooo:rsid="0480f507" fo:background-color="transparent" loext:char-shading-value="0" style:font-weight-asian="normal" style:font-weight-complex="normal"/>
    </style:style>
    <style:style style:name="T31" style:family="text">
      <style:text-properties fo:language="en" fo:country="US" fo:font-weight="normal" officeooo:rsid="0483633c" fo:background-color="transparent" loext:char-shading-value="0" style:font-weight-asian="normal" style:font-weight-complex="normal"/>
    </style:style>
    <style:style style:name="T32" style:family="text">
      <style:text-properties fo:language="en" fo:country="US" fo:font-weight="normal" officeooo:rsid="0486500b" fo:background-color="transparent" loext:char-shading-value="0" style:font-weight-asian="normal" style:font-weight-complex="normal"/>
    </style:style>
    <style:style style:name="T33" style:family="text">
      <style:text-properties fo:language="en" fo:country="US" fo:font-weight="normal" officeooo:rsid="048a8d4b" fo:background-color="transparent" loext:char-shading-value="0" style:font-weight-asian="normal" style:font-weight-complex="normal"/>
    </style:style>
    <style:style style:name="T34" style:family="text">
      <style:text-properties fo:language="en" fo:country="US" fo:font-weight="normal" officeooo:rsid="048ba0df" fo:background-color="transparent" loext:char-shading-value="0" style:font-weight-asian="normal" style:font-weight-complex="normal"/>
    </style:style>
    <style:style style:name="T35" style:family="text">
      <style:text-properties fo:language="en" fo:country="US" fo:font-weight="normal" officeooo:rsid="0492e462" fo:background-color="transparent" loext:char-shading-value="0" style:font-weight-asian="normal" style:font-weight-complex="normal"/>
    </style:style>
    <style:style style:name="T36" style:family="text">
      <style:text-properties fo:language="en" fo:country="US" fo:font-weight="normal" officeooo:rsid="048caec7" fo:background-color="transparent" loext:char-shading-value="0" style:font-weight-asian="normal" style:font-weight-complex="normal"/>
    </style:style>
    <style:style style:name="T37" style:family="text">
      <style:text-properties fo:language="en" fo:country="US" fo:font-weight="normal" officeooo:rsid="04952d68" fo:background-color="transparent" loext:char-shading-value="0" style:font-weight-asian="normal" style:font-weight-complex="normal"/>
    </style:style>
    <style:style style:name="T38" style:family="text">
      <style:text-properties fo:language="en" fo:country="US" fo:font-weight="normal" officeooo:rsid="049adf60" fo:background-color="transparent" loext:char-shading-value="0" style:font-weight-asian="normal" style:font-weight-complex="normal"/>
    </style:style>
    <style:style style:name="T39" style:family="text">
      <style:text-properties fo:language="en" fo:country="US" fo:font-weight="normal" officeooo:rsid="049b9716" fo:background-color="transparent" loext:char-shading-value="0" style:font-weight-asian="normal" style:font-weight-complex="normal"/>
    </style:style>
    <style:style style:name="T40" style:family="text">
      <style:text-properties fo:language="en" fo:country="US" fo:font-weight="normal" officeooo:rsid="04a0fd82" fo:background-color="transparent" loext:char-shading-value="0" style:font-weight-asian="normal" style:font-weight-complex="normal"/>
    </style:style>
    <style:style style:name="T41" style:family="text">
      <style:text-properties fo:language="en" fo:country="US" fo:font-weight="normal" officeooo:rsid="04a36836" fo:background-color="transparent" loext:char-shading-value="0" style:font-weight-asian="normal" style:font-weight-complex="normal"/>
    </style:style>
    <style:style style:name="T42" style:family="text">
      <style:text-properties fo:language="en" fo:country="US" fo:font-weight="normal" officeooo:rsid="04d2e3d6" fo:background-color="transparent" loext:char-shading-value="0" style:font-weight-asian="normal" style:font-weight-complex="normal"/>
    </style:style>
    <style:style style:name="T43" style:family="text">
      <style:text-properties fo:language="en" fo:country="US" fo:font-weight="normal" officeooo:rsid="04ea6566" fo:background-color="transparent" loext:char-shading-value="0" style:font-weight-asian="normal" style:font-weight-complex="normal"/>
    </style:style>
    <style:style style:name="T44" style:family="text">
      <style:text-properties fo:language="en" fo:country="US" fo:font-weight="normal" officeooo:rsid="04edc88f" fo:background-color="transparent" loext:char-shading-value="0" style:font-weight-asian="normal" style:font-weight-complex="normal"/>
    </style:style>
    <style:style style:name="T45" style:family="text">
      <style:text-properties fo:language="en" fo:country="US" fo:font-weight="normal" officeooo:rsid="04fb7b8d" fo:background-color="transparent" loext:char-shading-value="0" style:font-weight-asian="normal" style:font-weight-complex="normal"/>
    </style:style>
    <style:style style:name="T46" style:family="text">
      <style:text-properties fo:language="en" fo:country="US" fo:font-weight="normal" officeooo:rsid="05029441" fo:background-color="transparent" loext:char-shading-value="0" style:font-weight-asian="normal" style:font-weight-complex="normal"/>
    </style:style>
    <style:style style:name="T47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48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49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50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51" style:family="text">
      <style:text-properties fo:language="en" fo:country="US" fo:font-weight="normal" officeooo:rsid="04714fc0" fo:background-color="#dddddd" loext:char-shading-value="0" style:font-weight-asian="normal" style:font-weight-complex="normal"/>
    </style:style>
    <style:style style:name="T52" style:family="text">
      <style:text-properties fo:language="en" fo:country="US" fo:font-weight="normal" officeooo:rsid="0489e144" fo:background-color="#dddddd" loext:char-shading-value="0" style:font-weight-asian="normal" style:font-weight-complex="normal"/>
    </style:style>
    <style:style style:name="T53" style:family="text">
      <style:text-properties fo:language="en" fo:country="US" fo:font-weight="normal" officeooo:rsid="048ba0df" fo:background-color="#dddddd" loext:char-shading-value="0" style:font-weight-asian="normal" style:font-weight-complex="normal"/>
    </style:style>
    <style:style style:name="T54" style:family="text">
      <style:text-properties fo:language="en" fo:country="US" fo:font-weight="normal" officeooo:rsid="04952d68" fo:background-color="#dddddd" loext:char-shading-value="0" style:font-weight-asian="normal" style:font-weight-complex="normal"/>
    </style:style>
    <style:style style:name="T55" style:family="text">
      <style:text-properties fo:language="en" fo:country="US" fo:font-weight="normal" officeooo:rsid="0448dc89" fo:background-color="#dddddd" loext:char-shading-value="0" style:font-weight-asian="normal" style:font-weight-complex="normal"/>
    </style:style>
    <style:style style:name="T56" style:family="text">
      <style:text-properties fo:language="en" fo:country="US" fo:font-weight="normal" officeooo:rsid="04e8a56a" fo:background-color="#dddddd" loext:char-shading-value="0" style:font-weight-asian="normal" style:font-weight-complex="normal"/>
    </style:style>
    <style:style style:name="T57" style:family="text">
      <style:text-properties fo:language="en" fo:country="US" fo:font-weight="normal" officeooo:rsid="04fb7b8d" fo:background-color="#dddddd" loext:char-shading-value="0" style:font-weight-asian="normal" style:font-weight-complex="normal"/>
    </style:style>
    <style:style style:name="T58" style:family="text">
      <style:text-properties fo:language="en" fo:country="US" fo:font-weight="normal" officeooo:rsid="0503a3d2" fo:background-color="#dddddd" loext:char-shading-value="0" style:font-weight-asian="normal" style:font-weight-complex="normal"/>
    </style:style>
    <style:style style:name="T59" style:family="text">
      <style:text-properties fo:language="en" fo:country="US" fo:font-weight="normal" style:font-weight-asian="normal" style:font-weight-complex="normal"/>
    </style:style>
    <style:style style:name="T60" style:family="text">
      <style:text-properties fo:language="en" fo:country="US" fo:font-weight="normal" officeooo:rsid="0032ee51" style:font-weight-asian="normal" style:font-weight-complex="normal"/>
    </style:style>
    <style:style style:name="T61" style:family="text">
      <style:text-properties fo:language="en" fo:country="US" fo:font-weight="normal" officeooo:rsid="04c440f2" style:font-weight-asian="normal" style:font-weight-complex="normal"/>
    </style:style>
    <style:style style:name="T62" style:family="text">
      <style:text-properties fo:language="en" fo:country="US" fo:font-weight="normal" officeooo:rsid="04c48c8b" style:font-weight-asian="normal" style:font-weight-complex="normal"/>
    </style:style>
    <style:style style:name="T63" style:family="text">
      <style:text-properties fo:language="en" fo:country="US" fo:font-weight="normal" officeooo:rsid="04c5283c" style:font-weight-asian="normal" style:font-weight-complex="normal"/>
    </style:style>
    <style:style style:name="T64" style:family="text">
      <style:text-properties fo:language="en" fo:country="US" fo:font-weight="normal" officeooo:rsid="04a4fcea" style:font-weight-asian="normal" style:font-weight-complex="normal"/>
    </style:style>
    <style:style style:name="T65" style:family="text">
      <style:text-properties fo:language="en" fo:country="US" fo:font-weight="normal" officeooo:rsid="04d2e3d6" style:font-weight-asian="normal" style:font-weight-complex="normal"/>
    </style:style>
    <style:style style:name="T66" style:family="text">
      <style:text-properties fo:language="en" fo:country="US" fo:font-weight="normal" officeooo:rsid="04d3d784" style:font-weight-asian="normal" style:font-weight-complex="normal"/>
    </style:style>
    <style:style style:name="T67" style:family="text">
      <style:text-properties fo:language="en" fo:country="US" fo:font-weight="normal" officeooo:rsid="04d3fde2" style:font-weight-asian="normal" style:font-weight-complex="normal"/>
    </style:style>
    <style:style style:name="T68" style:family="text">
      <style:text-properties fo:language="en" fo:country="US" fo:font-weight="normal" officeooo:rsid="04d51a39" style:font-weight-asian="normal" style:font-weight-complex="normal"/>
    </style:style>
    <style:style style:name="T69" style:family="text">
      <style:text-properties fo:language="en" fo:country="US" fo:font-weight="normal" officeooo:rsid="04d576ed" style:font-weight-asian="normal" style:font-weight-complex="normal"/>
    </style:style>
    <style:style style:name="T70" style:family="text">
      <style:text-properties fo:language="en" fo:country="US" fo:font-weight="normal" officeooo:rsid="04d822d7" style:font-weight-asian="normal" style:font-weight-complex="normal"/>
    </style:style>
    <style:style style:name="T71" style:family="text">
      <style:text-properties fo:language="en" fo:country="US" fo:font-weight="normal" officeooo:rsid="04d857e0" style:font-weight-asian="normal" style:font-weight-complex="normal"/>
    </style:style>
    <style:style style:name="T72" style:family="text">
      <style:text-properties fo:language="en" fo:country="US" fo:font-weight="normal" officeooo:rsid="04d889dd" style:font-weight-asian="normal" style:font-weight-complex="normal"/>
    </style:style>
    <style:style style:name="T73" style:family="text">
      <style:text-properties fo:language="en" fo:country="US" fo:font-weight="normal" officeooo:rsid="04da91cd" style:font-weight-asian="normal" style:font-weight-complex="normal"/>
    </style:style>
    <style:style style:name="T74" style:family="text">
      <style:text-properties fo:language="en" fo:country="US" fo:font-weight="normal" officeooo:rsid="04dc55bf" style:font-weight-asian="normal" style:font-weight-complex="normal"/>
    </style:style>
    <style:style style:name="T75" style:family="text">
      <style:text-properties fo:language="en" fo:country="US" fo:font-weight="normal" officeooo:rsid="04e1e4fa" style:font-weight-asian="normal" style:font-weight-complex="normal"/>
    </style:style>
    <style:style style:name="T76" style:family="text">
      <style:text-properties fo:language="en" fo:country="US" fo:font-weight="normal" officeooo:rsid="04e3468a" style:font-weight-asian="normal" style:font-weight-complex="normal"/>
    </style:style>
    <style:style style:name="T77" style:family="text">
      <style:text-properties fo:language="en" fo:country="US" fo:font-weight="normal" officeooo:rsid="04f5743f" style:font-weight-asian="normal" style:font-weight-complex="normal"/>
    </style:style>
    <style:style style:name="T78" style:family="text">
      <style:text-properties fo:language="en" fo:country="US" fo:font-weight="normal" officeooo:rsid="007d3450" fo:background-color="#fff200" loext:char-shading-value="0" style:font-weight-asian="normal" style:font-weight-complex="normal"/>
    </style:style>
    <style:style style:name="T79" style:family="text">
      <style:text-properties fo:language="en" fo:country="US" fo:font-weight="normal" officeooo:rsid="04e8a56a" fo:background-color="#fff200" loext:char-shading-value="0" style:font-weight-asian="normal" style:font-weight-complex="normal"/>
    </style:style>
    <style:style style:name="T80" style:family="text">
      <style:text-properties fo:language="en" fo:country="US"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81" style:family="text">
      <style:text-properties fo:language="en" fo:country="US" fo:font-style="italic" fo:font-weight="bold" officeooo:rsid="047c24d9" fo:background-color="#fff200" loext:char-shading-value="0" style:font-style-asian="italic" style:font-weight-asian="bold" style:font-style-complex="italic" style:font-weight-complex="bold"/>
    </style:style>
    <style:style style:name="T82" style:family="text">
      <style:text-properties fo:language="en" fo:country="US" fo:font-style="italic" fo:font-weight="bold" officeooo:rsid="0483633c" fo:background-color="transparent" loext:char-shading-value="0" style:font-style-asian="italic" style:font-weight-asian="bold" style:font-style-complex="italic" style:font-weight-complex="bold"/>
    </style:style>
    <style:style style:name="T83" style:family="text">
      <style:text-properties fo:language="en" fo:country="US" fo:font-style="italic" fo:font-weight="bold" officeooo:rsid="048caec7" fo:background-color="transparent" loext:char-shading-value="0" style:font-style-asian="italic" style:font-weight-asian="bold" style:font-style-complex="italic" style:font-weight-complex="bold"/>
    </style:style>
    <style:style style:name="T84" style:family="text">
      <style:text-properties fo:language="en" fo:country="US" fo:font-style="italic" fo:font-weight="bold" officeooo:rsid="04952d68" fo:background-color="transparent" loext:char-shading-value="0" style:font-style-asian="italic" style:font-weight-asian="bold" style:font-style-complex="italic" style:font-weight-complex="bold"/>
    </style:style>
    <style:style style:name="T85" style:family="text">
      <style:text-properties fo:language="en" fo:country="US" fo:font-style="italic" fo:font-weight="bold" officeooo:rsid="0439564e" fo:background-color="transparent" loext:char-shading-value="0" style:font-style-asian="italic" style:font-weight-asian="bold" style:font-style-complex="italic" style:font-weight-complex="bold"/>
    </style:style>
    <style:style style:name="T86" style:family="text">
      <style:text-properties fo:language="en" fo:country="US" fo:font-style="italic" fo:font-weight="bold" officeooo:rsid="04a36836" fo:background-color="transparent" loext:char-shading-value="0" style:font-style-asian="italic" style:font-weight-asian="bold" style:font-style-complex="italic" style:font-weight-complex="bold"/>
    </style:style>
    <style:style style:name="T87" style:family="text">
      <style:text-properties fo:language="en" fo:country="US" fo:font-style="italic" fo:font-weight="bold" officeooo:rsid="04004713" fo:background-color="transparent" loext:char-shading-value="0" style:font-style-asian="italic" style:font-weight-asian="bold" style:font-style-complex="italic" style:font-weight-complex="bold"/>
    </style:style>
    <style:style style:name="T88" style:family="text">
      <style:text-properties fo:language="en" fo:country="US" fo:font-style="italic" fo:font-weight="bold" officeooo:rsid="04a9fba7" fo:background-color="transparent" loext:char-shading-value="0" style:font-style-asian="italic" style:font-weight-asian="bold" style:font-style-complex="italic" style:font-weight-complex="bold"/>
    </style:style>
    <style:style style:name="T89" style:family="text">
      <style:text-properties fo:language="en" fo:country="US" fo:font-style="italic" fo:font-weight="bold" officeooo:rsid="04b97c1b" fo:background-color="transparent" loext:char-shading-value="0" style:font-style-asian="italic" style:font-weight-asian="bold" style:font-style-complex="italic" style:font-weight-complex="bold"/>
    </style:style>
    <style:style style:name="T90" style:family="text">
      <style:text-properties fo:language="en" fo:country="US" fo:font-style="italic" fo:font-weight="bold" officeooo:rsid="04bc1748" fo:background-color="transparent" loext:char-shading-value="0" style:font-style-asian="italic" style:font-weight-asian="bold" style:font-style-complex="italic" style:font-weight-complex="bold"/>
    </style:style>
    <style:style style:name="T91" style:family="text">
      <style:text-properties fo:language="en" fo:country="US" fo:font-style="italic" fo:font-weight="bold" officeooo:rsid="04bc19c8" fo:background-color="transparent" loext:char-shading-value="0" style:font-style-asian="italic" style:font-weight-asian="bold" style:font-style-complex="italic" style:font-weight-complex="bold"/>
    </style:style>
    <style:style style:name="T92" style:family="text">
      <style:text-properties fo:language="en" fo:country="US" fo:font-style="italic" fo:font-weight="bold" officeooo:rsid="04bd70aa" fo:background-color="transparent" loext:char-shading-value="0" style:font-style-asian="italic" style:font-weight-asian="bold" style:font-style-complex="italic" style:font-weight-complex="bold"/>
    </style:style>
    <style:style style:name="T93" style:family="text">
      <style:text-properties fo:language="en" fo:country="US" fo:font-style="italic" fo:font-weight="bold" officeooo:rsid="04c48c8b" fo:background-color="transparent" loext:char-shading-value="0" style:font-style-asian="italic" style:font-weight-asian="bold" style:font-style-complex="italic" style:font-weight-complex="bold"/>
    </style:style>
    <style:style style:name="T94" style:family="text">
      <style:text-properties fo:language="en" fo:country="US" fo:font-style="italic" fo:font-weight="bold" officeooo:rsid="04a4fcea" fo:background-color="transparent" loext:char-shading-value="0" style:font-style-asian="italic" style:font-weight-asian="bold" style:font-style-complex="italic" style:font-weight-complex="bold"/>
    </style:style>
    <style:style style:name="T9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96" style:family="text">
      <style:text-properties fo:language="en" fo:country="US" fo:font-style="italic" fo:font-weight="bold" officeooo:rsid="04c48c8b" style:font-style-asian="italic" style:font-weight-asian="bold" style:font-style-complex="italic" style:font-weight-complex="bold"/>
    </style:style>
    <style:style style:name="T97" style:family="text">
      <style:text-properties fo:language="en" fo:country="US" fo:font-style="italic" fo:font-weight="bold" officeooo:rsid="04a4fcea" style:font-style-asian="italic" style:font-weight-asian="bold" style:font-style-complex="italic" style:font-weight-complex="bold"/>
    </style:style>
    <style:style style:name="T98" style:family="text">
      <style:text-properties fo:language="en" fo:country="US" fo:font-style="italic" fo:font-weight="bold" officeooo:rsid="04dc55bf" style:font-style-asian="italic" style:font-weight-asian="bold" style:font-style-complex="italic" style:font-weight-complex="bold"/>
    </style:style>
    <style:style style:name="T99" style:family="text">
      <style:text-properties fo:language="en" fo:country="US" fo:font-style="italic" fo:font-weight="bold" officeooo:rsid="04e1e4fa" style:font-style-asian="italic" style:font-weight-asian="bold" style:font-style-complex="italic" style:font-weight-complex="bold"/>
    </style:style>
    <style:style style:name="T100" style:family="text">
      <style:text-properties fo:language="en" fo:country="US" fo:font-style="italic" fo:font-weight="bold" officeooo:rsid="04e3468a" style:font-style-asian="italic" style:font-weight-asian="bold" style:font-style-complex="italic" style:font-weight-complex="bold"/>
    </style:style>
    <style:style style:name="T101" style:family="text">
      <style:text-properties fo:language="en" fo:country="US" fo:font-style="italic" fo:font-weight="normal" officeooo:rsid="048096db" fo:background-color="transparent" loext:char-shading-value="0" style:font-style-asian="italic" style:font-weight-asian="normal" style:font-style-complex="italic" style:font-weight-complex="normal"/>
    </style:style>
    <style:style style:name="T102" style:family="text">
      <style:text-properties fo:language="en" fo:country="US" fo:font-style="italic" fo:font-weight="normal" officeooo:rsid="04bc1748" fo:background-color="transparent" loext:char-shading-value="0" style:font-style-asian="italic" style:font-weight-asian="normal" style:font-style-complex="italic" style:font-weight-complex="normal"/>
    </style:style>
    <style:style style:name="T103" style:family="text">
      <style:text-properties fo:language="en" fo:country="US" fo:font-style="italic" fo:font-weight="normal" officeooo:rsid="04c440f2" style:font-style-asian="italic" style:font-weight-asian="normal" style:font-style-complex="italic" style:font-weight-complex="normal"/>
    </style:style>
    <style:style style:name="T104" style:family="text">
      <style:text-properties fo:language="en" fo:country="US" fo:font-style="italic" fo:font-weight="normal" officeooo:rsid="04c48c8b" style:font-style-asian="italic" style:font-weight-asian="normal" style:font-style-complex="italic" style:font-weight-complex="normal"/>
    </style:style>
    <style:style style:name="T105" style:family="text">
      <style:text-properties fo:language="en" fo:country="US" fo:font-style="italic" fo:font-weight="normal" officeooo:rsid="0491b681" fo:background-color="#dddddd" loext:char-shading-value="0" style:font-style-asian="italic" style:font-weight-asian="normal" style:font-style-complex="italic" style:font-weight-complex="normal"/>
    </style:style>
    <style:style style:name="T106" style:family="text">
      <style:text-properties fo:language="en" fo:country="US" fo:font-style="italic" fo:font-weight="normal" officeooo:rsid="04e8a56a" fo:background-color="#dddddd" loext:char-shading-value="0" style:font-style-asian="italic" style:font-weight-asian="normal" style:font-style-complex="italic" style:font-weight-complex="normal"/>
    </style:style>
    <style:style style:name="T107" style:family="text">
      <style:text-properties fo:language="en" fo:country="US" fo:font-style="normal" fo:font-weight="normal" officeooo:rsid="01a1af40" fo:background-color="#dddddd" loext:char-shading-value="0" style:font-style-asian="normal" style:font-weight-asian="normal" style:font-style-complex="normal" style:font-weight-complex="normal"/>
    </style:style>
    <style:style style:name="T108" style:family="text">
      <style:text-properties fo:language="en" fo:country="US" fo:font-style="normal" fo:font-weight="normal" officeooo:rsid="042a2a87" fo:background-color="#dddddd" loext:char-shading-value="0" style:font-style-asian="normal" style:font-weight-asian="normal" style:font-style-complex="normal" style:font-weight-complex="normal"/>
    </style:style>
    <style:style style:name="T109" style:family="text">
      <style:text-properties fo:language="en" fo:country="US" fo:font-style="normal" fo:font-weight="normal" officeooo:rsid="043125aa" fo:background-color="#dddddd" loext:char-shading-value="0" style:font-style-asian="normal" style:font-weight-asian="normal" style:font-style-complex="normal" style:font-weight-complex="normal"/>
    </style:style>
    <style:style style:name="T110" style:family="text">
      <style:text-properties fo:language="en" fo:country="US" fo:font-style="normal" fo:font-weight="normal" officeooo:rsid="0491b681" fo:background-color="#dddddd" loext:char-shading-value="0" style:font-style-asian="normal" style:font-weight-asian="normal" style:font-style-complex="normal" style:font-weight-complex="normal"/>
    </style:style>
    <style:style style:name="T111" style:family="text">
      <style:text-properties fo:language="en" fo:country="US" fo:font-style="normal" fo:font-weight="normal" officeooo:rsid="0100f487" fo:background-color="#dddddd" loext:char-shading-value="0" style:font-style-asian="normal" style:font-weight-asian="normal" style:font-style-complex="normal" style:font-weight-complex="normal"/>
    </style:style>
    <style:style style:name="T112" style:family="text">
      <style:text-properties fo:language="en" fo:country="US" fo:font-style="normal" fo:font-weight="normal" officeooo:rsid="04b19ff5" fo:background-color="#dddddd" loext:char-shading-value="0" style:font-style-asian="normal" style:font-weight-asian="normal" style:font-style-complex="normal" style:font-weight-complex="normal"/>
    </style:style>
    <style:style style:name="T113" style:family="text">
      <style:text-properties fo:language="en" fo:country="US" fo:font-style="normal" fo:font-weight="normal" officeooo:rsid="04c10933" fo:background-color="#dddddd" loext:char-shading-value="0" style:font-style-asian="normal" style:font-weight-asian="normal" style:font-style-complex="normal" style:font-weight-complex="normal"/>
    </style:style>
    <style:style style:name="T114" style:family="text">
      <style:text-properties fo:language="en" fo:country="US" fo:font-style="normal" fo:font-weight="normal" officeooo:rsid="04c48c8b" fo:background-color="#dddddd" loext:char-shading-value="0" style:font-style-asian="normal" style:font-weight-asian="normal" style:font-style-complex="normal" style:font-weight-complex="normal"/>
    </style:style>
    <style:style style:name="T115" style:family="text">
      <style:text-properties fo:language="en" fo:country="US" fo:font-style="normal" fo:font-weight="normal" officeooo:rsid="04cc58ea" fo:background-color="#dddddd" loext:char-shading-value="0" style:font-style-asian="normal" style:font-weight-asian="normal" style:font-style-complex="normal" style:font-weight-complex="normal"/>
    </style:style>
    <style:style style:name="T116" style:family="text">
      <style:text-properties fo:language="en" fo:country="US" fo:font-style="normal" fo:font-weight="normal" officeooo:rsid="04d889dd" fo:background-color="#dddddd" loext:char-shading-value="0" style:font-style-asian="normal" style:font-weight-asian="normal" style:font-style-complex="normal" style:font-weight-complex="normal"/>
    </style:style>
    <style:style style:name="T117" style:family="text">
      <style:text-properties fo:language="en" fo:country="US" fo:font-style="normal" fo:font-weight="normal" officeooo:rsid="04f5743f" fo:background-color="#dddddd" loext:char-shading-value="0" style:font-style-asian="normal" style:font-weight-asian="normal" style:font-style-complex="normal" style:font-weight-complex="normal"/>
    </style:style>
    <style:style style:name="T118" style:family="text">
      <style:text-properties fo:language="en" fo:country="US" fo:font-style="normal" fo:font-weight="normal" officeooo:rsid="04f6fac9" fo:background-color="#dddddd" loext:char-shading-value="0" style:font-style-asian="normal" style:font-weight-asian="normal" style:font-style-complex="normal" style:font-weight-complex="normal"/>
    </style:style>
    <style:style style:name="T119" style:family="text">
      <style:text-properties fo:language="en" fo:country="US" fo:font-style="normal" fo:font-weight="normal" officeooo:rsid="04fd276e" fo:background-color="#dddddd" loext:char-shading-value="0" style:font-style-asian="normal" style:font-weight-asian="normal" style:font-style-complex="normal" style:font-weight-complex="normal"/>
    </style:style>
    <style:style style:name="T120" style:family="text">
      <style:text-properties fo:language="en" fo:country="US" fo:font-style="normal" fo:font-weight="normal" officeooo:rsid="04fe60d4" fo:background-color="#dddddd" loext:char-shading-value="0" style:font-style-asian="normal" style:font-weight-asian="normal" style:font-style-complex="normal" style:font-weight-complex="normal"/>
    </style:style>
    <style:style style:name="T121" style:family="text">
      <style:text-properties fo:language="en" fo:country="US" fo:font-style="normal" fo:font-weight="normal" officeooo:rsid="04b3da79" fo:background-color="#dddddd" loext:char-shading-value="0" style:font-style-asian="normal" style:font-weight-asian="normal" style:font-style-complex="normal" style:font-weight-complex="normal"/>
    </style:style>
    <style:style style:name="T122" style:family="text">
      <style:text-properties fo:language="en" fo:country="US" fo:font-style="normal" fo:font-weight="normal" officeooo:rsid="05046544" fo:background-color="#dddddd" loext:char-shading-value="0" style:font-style-asian="normal" style:font-weight-asian="normal" style:font-style-complex="normal" style:font-weight-complex="normal"/>
    </style:style>
    <style:style style:name="T123" style:family="text">
      <style:text-properties fo:language="en" fo:country="US" fo:font-style="normal" fo:font-weight="normal" officeooo:rsid="007d3450" fo:background-color="#fff200" loext:char-shading-value="0" style:font-style-asian="normal" style:font-weight-asian="normal" style:font-style-complex="normal" style:font-weight-complex="normal"/>
    </style:style>
    <style:style style:name="T124" style:family="text">
      <style:text-properties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25" style:family="text">
      <style:text-properties fo:language="en" fo:country="US" fo:font-style="normal" fo:font-weight="normal" officeooo:rsid="04a697d4" fo:background-color="transparent" loext:char-shading-value="0" style:font-style-asian="normal" style:font-weight-asian="normal" style:font-style-complex="normal" style:font-weight-complex="normal"/>
    </style:style>
    <style:style style:name="T126" style:family="text">
      <style:text-properties fo:language="en" fo:country="US" fo:font-style="normal" fo:font-weight="normal" officeooo:rsid="04a816a0" fo:background-color="transparent" loext:char-shading-value="0" style:font-style-asian="normal" style:font-weight-asian="normal" style:font-style-complex="normal" style:font-weight-complex="normal"/>
    </style:style>
    <style:style style:name="T127" style:family="text">
      <style:text-properties fo:language="en" fo:country="US" fo:font-style="normal" fo:font-weight="normal" officeooo:rsid="04004713" fo:background-color="transparent" loext:char-shading-value="0" style:font-style-asian="normal" style:font-weight-asian="normal" style:font-style-complex="normal" style:font-weight-complex="normal"/>
    </style:style>
    <style:style style:name="T128" style:family="text">
      <style:text-properties fo:language="en" fo:country="US" fo:font-style="normal" fo:font-weight="normal" officeooo:rsid="04a9c7be" fo:background-color="transparent" loext:char-shading-value="0" style:font-style-asian="normal" style:font-weight-asian="normal" style:font-style-complex="normal" style:font-weight-complex="normal"/>
    </style:style>
    <style:style style:name="T129" style:family="text">
      <style:text-properties fo:language="en" fo:country="US" fo:font-style="normal" fo:font-weight="normal" officeooo:rsid="04a94152" fo:background-color="transparent" loext:char-shading-value="0" style:font-style-asian="normal" style:font-weight-asian="normal" style:font-style-complex="normal" style:font-weight-complex="normal"/>
    </style:style>
    <style:style style:name="T130" style:family="text">
      <style:text-properties fo:language="en" fo:country="US" fo:font-style="normal" fo:font-weight="normal" officeooo:rsid="04a9fba7" fo:background-color="transparent" loext:char-shading-value="0" style:font-style-asian="normal" style:font-weight-asian="normal" style:font-style-complex="normal" style:font-weight-complex="normal"/>
    </style:style>
    <style:style style:name="T131" style:family="text">
      <style:text-properties fo:language="en" fo:country="US" fo:font-style="normal" fo:font-weight="normal" officeooo:rsid="04abb184" fo:background-color="transparent" loext:char-shading-value="0" style:font-style-asian="normal" style:font-weight-asian="normal" style:font-style-complex="normal" style:font-weight-complex="normal"/>
    </style:style>
    <style:style style:name="T132" style:family="text">
      <style:text-properties fo:language="en" fo:country="US" fo:font-style="normal" fo:font-weight="normal" officeooo:rsid="04b19ff5" fo:background-color="transparent" loext:char-shading-value="0" style:font-style-asian="normal" style:font-weight-asian="normal" style:font-style-complex="normal" style:font-weight-complex="normal"/>
    </style:style>
    <style:style style:name="T133" style:family="text">
      <style:text-properties fo:language="en" fo:country="US" fo:font-style="normal" fo:font-weight="normal" officeooo:rsid="04b3cb8f" fo:background-color="transparent" loext:char-shading-value="0" style:font-style-asian="normal" style:font-weight-asian="normal" style:font-style-complex="normal" style:font-weight-complex="normal"/>
    </style:style>
    <style:style style:name="T134" style:family="text">
      <style:text-properties fo:language="en" fo:country="US" fo:font-style="normal" fo:font-weight="normal" officeooo:rsid="04ace2ac" fo:background-color="transparent" loext:char-shading-value="0" style:font-style-asian="normal" style:font-weight-asian="normal" style:font-style-complex="normal" style:font-weight-complex="normal"/>
    </style:style>
    <style:style style:name="T135" style:family="text">
      <style:text-properties fo:language="en" fo:country="US" fo:font-style="normal" fo:font-weight="normal" officeooo:rsid="04b3da79" fo:background-color="transparent" loext:char-shading-value="0" style:font-style-asian="normal" style:font-weight-asian="normal" style:font-style-complex="normal" style:font-weight-complex="normal"/>
    </style:style>
    <style:style style:name="T136" style:family="text">
      <style:text-properties fo:language="en" fo:country="US" fo:font-style="normal" fo:font-weight="normal" officeooo:rsid="04b5751a" fo:background-color="transparent" loext:char-shading-value="0" style:font-style-asian="normal" style:font-weight-asian="normal" style:font-style-complex="normal" style:font-weight-complex="normal"/>
    </style:style>
    <style:style style:name="T137" style:family="text">
      <style:text-properties fo:language="en" fo:country="US" fo:font-style="normal" fo:font-weight="normal" officeooo:rsid="04b81d9b" fo:background-color="transparent" loext:char-shading-value="0" style:font-style-asian="normal" style:font-weight-asian="normal" style:font-style-complex="normal" style:font-weight-complex="normal"/>
    </style:style>
    <style:style style:name="T138" style:family="text">
      <style:text-properties fo:language="en" fo:country="US" fo:font-style="normal" fo:font-weight="normal" officeooo:rsid="04bb31ce" fo:background-color="transparent" loext:char-shading-value="0" style:font-style-asian="normal" style:font-weight-asian="normal" style:font-style-complex="normal" style:font-weight-complex="normal"/>
    </style:style>
    <style:style style:name="T139" style:family="text">
      <style:text-properties fo:language="en" fo:country="US" fo:font-style="normal" fo:font-weight="normal" officeooo:rsid="047668d2" fo:background-color="transparent" loext:char-shading-value="0" style:font-style-asian="normal" style:font-weight-asian="normal" style:font-style-complex="normal" style:font-weight-complex="normal"/>
    </style:style>
    <style:style style:name="T140" style:family="text">
      <style:text-properties fo:language="en" fo:country="US" fo:font-style="normal" fo:font-weight="normal" officeooo:rsid="043125aa" fo:background-color="transparent" loext:char-shading-value="0" style:font-style-asian="normal" style:font-weight-asian="normal" style:font-style-complex="normal" style:font-weight-complex="normal"/>
    </style:style>
    <style:style style:name="T141" style:family="text">
      <style:text-properties fo:language="en" fo:country="US" fo:font-style="normal" fo:font-weight="normal" officeooo:rsid="0479436e" fo:background-color="transparent" loext:char-shading-value="0" style:font-style-asian="normal" style:font-weight-asian="normal" style:font-style-complex="normal" style:font-weight-complex="normal"/>
    </style:style>
    <style:style style:name="T142" style:family="text">
      <style:text-properties fo:language="en" fo:country="US" fo:font-style="normal" fo:font-weight="normal" officeooo:rsid="04bc1748" fo:background-color="transparent" loext:char-shading-value="0" style:font-style-asian="normal" style:font-weight-asian="normal" style:font-style-complex="normal" style:font-weight-complex="normal"/>
    </style:style>
    <style:style style:name="T143" style:family="text">
      <style:text-properties fo:language="en" fo:country="US" fo:font-style="normal" fo:font-weight="normal" officeooo:rsid="04bf494f" fo:background-color="transparent" loext:char-shading-value="0" style:font-style-asian="normal" style:font-weight-asian="normal" style:font-style-complex="normal" style:font-weight-complex="normal"/>
    </style:style>
    <style:style style:name="T144" style:family="text">
      <style:text-properties fo:language="en" fo:country="US" fo:font-style="normal" fo:font-weight="normal" officeooo:rsid="04bc19c8" fo:background-color="transparent" loext:char-shading-value="0" style:font-style-asian="normal" style:font-weight-asian="normal" style:font-style-complex="normal" style:font-weight-complex="normal"/>
    </style:style>
    <style:style style:name="T145" style:family="text">
      <style:text-properties fo:language="en" fo:country="US" fo:font-style="normal" fo:font-weight="normal" officeooo:rsid="04c48c8b" fo:background-color="transparent" loext:char-shading-value="0" style:font-style-asian="normal" style:font-weight-asian="normal" style:font-style-complex="normal" style:font-weight-complex="normal"/>
    </style:style>
    <style:style style:name="T146" style:family="text">
      <style:text-properties fo:language="en" fo:country="US" fo:font-style="normal" fo:font-weight="normal" officeooo:rsid="0491b681" fo:background-color="transparent" loext:char-shading-value="0" style:font-style-asian="normal" style:font-weight-asian="normal" style:font-style-complex="normal" style:font-weight-complex="normal"/>
    </style:style>
    <style:style style:name="T147" style:family="text">
      <style:text-properties fo:language="en" fo:country="US" fo:font-style="normal" fo:font-weight="normal" officeooo:rsid="04d2e3d6" fo:background-color="transparent" loext:char-shading-value="0" style:font-style-asian="normal" style:font-weight-asian="normal" style:font-style-complex="normal" style:font-weight-complex="normal"/>
    </style:style>
    <style:style style:name="T148" style:family="text">
      <style:text-properties fo:language="en" fo:country="US" fo:font-style="normal" fo:font-weight="normal" officeooo:rsid="04a4fcea" fo:background-color="transparent" loext:char-shading-value="0" style:font-style-asian="normal" style:font-weight-asian="normal" style:font-style-complex="normal" style:font-weight-complex="normal"/>
    </style:style>
    <style:style style:name="T149" style:family="text">
      <style:text-properties fo:language="en" fo:country="US" fo:font-style="normal" fo:font-weight="normal" officeooo:rsid="04f0f507" fo:background-color="transparent" loext:char-shading-value="0" style:font-style-asian="normal" style:font-weight-asian="normal" style:font-style-complex="normal" style:font-weight-complex="normal"/>
    </style:style>
    <style:style style:name="T150" style:family="text">
      <style:text-properties fo:language="en" fo:country="US" fo:font-style="normal" fo:font-weight="normal" officeooo:rsid="04fd276e" fo:background-color="transparent" loext:char-shading-value="0" style:font-style-asian="normal" style:font-weight-asian="normal" style:font-style-complex="normal" style:font-weight-complex="normal"/>
    </style:style>
    <style:style style:name="T151" style:family="text">
      <style:text-properties fo:language="en" fo:country="US" fo:font-style="normal" fo:font-weight="bold" officeooo:rsid="01a1af40" fo:background-color="#dddddd" loext:char-shading-value="0" style:font-style-asian="normal" style:font-weight-asian="bold" style:font-style-complex="normal" style:font-weight-complex="bold"/>
    </style:style>
    <style:style style:name="T152" style:family="text">
      <style:text-properties fo:language="en" fo:country="US" fo:font-style="normal" fo:font-weight="bold" officeooo:rsid="0491b681" fo:background-color="#dddddd" loext:char-shading-value="0" style:font-style-asian="normal" style:font-weight-asian="bold" style:font-style-complex="normal" style:font-weight-complex="bold"/>
    </style:style>
    <style:style style:name="T153" style:family="text">
      <style:text-properties fo:language="en" fo:country="US" fo:font-style="normal" fo:font-weight="bold" officeooo:rsid="04da91cd" fo:background-color="#dddddd" loext:char-shading-value="0" style:font-style-asian="normal" style:font-weight-asian="bold" style:font-style-complex="normal" style:font-weight-complex="bold"/>
    </style:style>
    <style:style style:name="T154" style:family="text">
      <style:text-properties fo:language="en" fo:country="US" fo:font-style="normal" fo:font-weight="bold" officeooo:rsid="04d9cc40" fo:background-color="#dddddd" loext:char-shading-value="0" style:font-style-asian="normal" style:font-weight-asian="bold" style:font-style-complex="normal" style:font-weight-complex="bold"/>
    </style:style>
    <style:style style:name="T155" style:family="text">
      <style:text-properties fo:language="en" fo:country="US" fo:font-style="normal" fo:font-weight="bold" officeooo:rsid="0100f487" fo:background-color="#dddddd" loext:char-shading-value="0" style:font-style-asian="normal" style:font-weight-asian="bold" style:font-style-complex="normal" style:font-weight-complex="bold"/>
    </style:style>
    <style:style style:name="T156" style:family="text">
      <style:text-properties fo:language="en" fo:country="US" fo:font-style="normal" fo:font-weight="bold" officeooo:rsid="007d3450" fo:background-color="#fff200" loext:char-shading-value="0" style:font-style-asian="normal" style:font-weight-asian="bold" style:font-style-complex="normal" style:font-weight-complex="bold"/>
    </style:style>
    <style:style style:name="T157" style:family="text">
      <style:text-properties fo:language="en" fo:country="US" fo:font-style="normal" fo:font-weight="bold" officeooo:rsid="04a94152" fo:background-color="#fff200" loext:char-shading-value="0" style:font-style-asian="normal" style:font-weight-asian="bold" style:font-style-complex="normal" style:font-weight-complex="bold"/>
    </style:style>
    <style:style style:name="T158" style:family="text">
      <style:text-properties fo:language="en" fo:country="US" fo:font-style="normal" fo:font-weight="bold" officeooo:rsid="04c10933" fo:background-color="#fff200" loext:char-shading-value="0" style:font-style-asian="normal" style:font-weight-asian="bold" style:font-style-complex="normal" style:font-weight-complex="bold"/>
    </style:style>
    <style:style style:name="T159" style:family="text">
      <style:text-properties fo:language="en" fo:country="US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60" style:family="text">
      <style:text-properties fo:language="en" fo:country="US" fo:font-style="normal" fo:font-weight="bold" officeooo:rsid="04004713" fo:background-color="transparent" loext:char-shading-value="0" style:font-style-asian="normal" style:font-weight-asian="bold" style:font-style-complex="normal" style:font-weight-complex="bold"/>
    </style:style>
    <style:style style:name="T161" style:family="text">
      <style:text-properties fo:language="en" fo:country="US" fo:font-style="normal" fo:font-weight="bold" officeooo:rsid="04a816a0" fo:background-color="transparent" loext:char-shading-value="0" style:font-style-asian="normal" style:font-weight-asian="bold" style:font-style-complex="normal" style:font-weight-complex="bold"/>
    </style:style>
    <style:style style:name="T162" style:family="text">
      <style:text-properties fo:language="en" fo:country="US" fo:font-style="normal" fo:font-weight="bold" officeooo:rsid="04a94152" fo:background-color="transparent" loext:char-shading-value="0" style:font-style-asian="normal" style:font-weight-asian="bold" style:font-style-complex="normal" style:font-weight-complex="bold"/>
    </style:style>
    <style:style style:name="T163" style:family="text">
      <style:text-properties fo:language="en" fo:country="US" fo:font-style="normal" fo:font-weight="bold" officeooo:rsid="04a9fba7" fo:background-color="transparent" loext:char-shading-value="0" style:font-style-asian="normal" style:font-weight-asian="bold" style:font-style-complex="normal" style:font-weight-complex="bold"/>
    </style:style>
    <style:style style:name="T164" style:family="text">
      <style:text-properties fo:language="en" fo:country="US" fo:font-style="normal" fo:font-weight="bold" officeooo:rsid="04abb184" fo:background-color="transparent" loext:char-shading-value="0" style:font-style-asian="normal" style:font-weight-asian="bold" style:font-style-complex="normal" style:font-weight-complex="bold"/>
    </style:style>
    <style:style style:name="T165" style:family="text">
      <style:text-properties fo:language="en" fo:country="US" fo:font-style="normal" fo:font-weight="bold" officeooo:rsid="04ace2ac" fo:background-color="transparent" loext:char-shading-value="0" style:font-style-asian="normal" style:font-weight-asian="bold" style:font-style-complex="normal" style:font-weight-complex="bold"/>
    </style:style>
    <style:style style:name="T166" style:family="text">
      <style:text-properties fo:language="en" fo:country="US" fo:font-style="normal" fo:font-weight="bold" officeooo:rsid="04b81d9b" fo:background-color="transparent" loext:char-shading-value="0" style:font-style-asian="normal" style:font-weight-asian="bold" style:font-style-complex="normal" style:font-weight-complex="bold"/>
    </style:style>
    <style:style style:name="T167" style:family="text">
      <style:text-properties fo:language="en" fo:country="US" fo:font-style="normal" fo:font-weight="bold" officeooo:rsid="0439564e" fo:background-color="transparent" loext:char-shading-value="0" style:font-style-asian="normal" style:font-weight-asian="bold" style:font-style-complex="normal" style:font-weight-complex="bold"/>
    </style:style>
    <style:style style:name="T168" style:family="text">
      <style:text-properties fo:language="en" fo:country="US" fo:font-style="normal" fo:font-weight="bold" officeooo:rsid="04bc1748" fo:background-color="transparent" loext:char-shading-value="0" style:font-style-asian="normal" style:font-weight-asian="bold" style:font-style-complex="normal" style:font-weight-complex="bold"/>
    </style:style>
    <style:style style:name="T169" style:family="text">
      <style:text-properties fo:language="en" fo:country="US" fo:font-style="normal" fo:font-weight="bold" officeooo:rsid="04bc36cf" fo:background-color="transparent" loext:char-shading-value="0" style:font-style-asian="normal" style:font-weight-asian="bold" style:font-style-complex="normal" style:font-weight-complex="bold"/>
    </style:style>
    <style:style style:name="T170" style:family="text">
      <style:text-properties fo:language="en" fo:country="US" fo:font-style="normal" fo:font-weight="bold" officeooo:rsid="04bd70aa" fo:background-color="transparent" loext:char-shading-value="0" style:font-style-asian="normal" style:font-weight-asian="bold" style:font-style-complex="normal" style:font-weight-complex="bold"/>
    </style:style>
    <style:style style:name="T171" style:family="text">
      <style:text-properties fo:language="en" fo:country="US" fo:font-style="normal" fo:font-weight="bold" officeooo:rsid="04bc19c8" fo:background-color="transparent" loext:char-shading-value="0" style:font-style-asian="normal" style:font-weight-asian="bold" style:font-style-complex="normal" style:font-weight-complex="bold"/>
    </style:style>
    <style:style style:name="T172" style:family="text">
      <style:text-properties fo:language="en" fo:country="US" fo:font-style="normal" fo:font-weight="bold" officeooo:rsid="04c10933" fo:background-color="transparent" loext:char-shading-value="0" style:font-style-asian="normal" style:font-weight-asian="bold" style:font-style-complex="normal" style:font-weight-complex="bold"/>
    </style:style>
    <style:style style:name="T173" style:family="text">
      <style:text-properties fo:language="en" fo:country="US" fo:font-style="normal" fo:font-weight="bold" officeooo:rsid="0491b681" fo:background-color="transparent" loext:char-shading-value="0" style:font-style-asian="normal" style:font-weight-asian="bold" style:font-style-complex="normal" style:font-weight-complex="bold"/>
    </style:style>
    <style:style style:name="T174" style:family="text">
      <style:text-properties fo:language="en" fo:country="US" fo:font-style="normal" fo:font-weight="bold" officeooo:rsid="04f0a2f0" fo:background-color="transparent" loext:char-shading-value="0" style:font-style-asian="normal" style:font-weight-asian="bold" style:font-style-complex="normal" style:font-weight-complex="bold"/>
    </style:style>
    <style:style style:name="T175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176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177" style:family="text">
      <style:text-properties fo:language="en" fo:country="US" fo:font-weight="bold" officeooo:rsid="0094c10f" fo:background-color="#fff200" loext:char-shading-value="0" style:font-weight-asian="bold" style:font-weight-complex="bold"/>
    </style:style>
    <style:style style:name="T178" style:family="text">
      <style:text-properties fo:language="en" fo:country="US" fo:font-weight="bold" officeooo:rsid="046fde59" fo:background-color="#fff200" loext:char-shading-value="0" style:font-weight-asian="bold" style:font-weight-complex="bold"/>
    </style:style>
    <style:style style:name="T179" style:family="text">
      <style:text-properties fo:language="en" fo:country="US" fo:font-weight="bold" officeooo:rsid="021c4c1c" fo:background-color="#fff200" loext:char-shading-value="0" style:font-weight-asian="bold" style:font-weight-complex="bold"/>
    </style:style>
    <style:style style:name="T180" style:family="text">
      <style:text-properties fo:language="en" fo:country="US" fo:font-weight="bold" officeooo:rsid="04704a97" fo:background-color="#fff200" loext:char-shading-value="0" style:font-weight-asian="bold" style:font-weight-complex="bold"/>
    </style:style>
    <style:style style:name="T181" style:family="text">
      <style:text-properties fo:language="en" fo:country="US" fo:font-weight="bold" officeooo:rsid="00fb0d24" fo:background-color="#fff200" loext:char-shading-value="0" style:font-weight-asian="bold" style:font-weight-complex="bold"/>
    </style:style>
    <style:style style:name="T182" style:family="text">
      <style:text-properties fo:language="en" fo:country="US" fo:font-weight="bold" officeooo:rsid="007f05cd" fo:background-color="#fff200" loext:char-shading-value="0" style:font-weight-asian="bold" style:font-weight-complex="bold"/>
    </style:style>
    <style:style style:name="T183" style:family="text">
      <style:text-properties fo:language="en" fo:country="US" fo:font-weight="bold" officeooo:rsid="04e8a56a" fo:background-color="#fff200" loext:char-shading-value="0" style:font-weight-asian="bold" style:font-weight-complex="bold"/>
    </style:style>
    <style:style style:name="T184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185" style:family="text">
      <style:text-properties fo:language="en" fo:country="US" fo:font-weight="bold" officeooo:rsid="02dfed25" fo:background-color="#dddddd" loext:char-shading-value="0" style:font-weight-asian="bold" style:font-weight-complex="bold"/>
    </style:style>
    <style:style style:name="T186" style:family="text">
      <style:text-properties fo:language="en" fo:country="US" fo:font-weight="bold" officeooo:rsid="036567b0" fo:background-color="#dddddd" loext:char-shading-value="0" style:font-weight-asian="bold" style:font-weight-complex="bold"/>
    </style:style>
    <style:style style:name="T187" style:family="text">
      <style:text-properties fo:language="en" fo:country="US" fo:font-weight="bold" officeooo:rsid="046fde59" fo:background-color="#dddddd" loext:char-shading-value="0" style:font-weight-asian="bold" style:font-weight-complex="bold"/>
    </style:style>
    <style:style style:name="T188" style:family="text">
      <style:text-properties fo:language="en" fo:country="US" fo:font-weight="bold" officeooo:rsid="047bd02a" fo:background-color="#dddddd" loext:char-shading-value="0" style:font-weight-asian="bold" style:font-weight-complex="bold"/>
    </style:style>
    <style:style style:name="T189" style:family="text">
      <style:text-properties fo:language="en" fo:country="US" fo:font-weight="bold" officeooo:rsid="04952d68" fo:background-color="#dddddd" loext:char-shading-value="0" style:font-weight-asian="bold" style:font-weight-complex="bold"/>
    </style:style>
    <style:style style:name="T190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191" style:family="text">
      <style:text-properties fo:language="en" fo:country="US" fo:font-weight="bold" officeooo:rsid="007d3450" fo:background-color="transparent" loext:char-shading-value="0" style:font-weight-asian="bold" style:font-weight-complex="bold"/>
    </style:style>
    <style:style style:name="T192" style:family="text">
      <style:text-properties fo:language="en" fo:country="US" fo:font-weight="bold" officeooo:rsid="0351abe9" fo:background-color="transparent" loext:char-shading-value="0" style:font-weight-asian="bold" style:font-weight-complex="bold"/>
    </style:style>
    <style:style style:name="T193" style:family="text">
      <style:text-properties fo:language="en" fo:country="US" fo:font-weight="bold" officeooo:rsid="021c4c1c" fo:background-color="transparent" loext:char-shading-value="0" style:font-weight-asian="bold" style:font-weight-complex="bold"/>
    </style:style>
    <style:style style:name="T194" style:family="text">
      <style:text-properties fo:language="en" fo:country="US" fo:font-weight="bold" officeooo:rsid="046fde59" fo:background-color="transparent" loext:char-shading-value="0" style:font-weight-asian="bold" style:font-weight-complex="bold"/>
    </style:style>
    <style:style style:name="T195" style:family="text">
      <style:text-properties fo:language="en" fo:country="US" fo:font-weight="bold" officeooo:rsid="047668d2" fo:background-color="transparent" loext:char-shading-value="0" style:font-weight-asian="bold" style:font-weight-complex="bold"/>
    </style:style>
    <style:style style:name="T196" style:family="text">
      <style:text-properties fo:language="en" fo:country="US" fo:font-weight="bold" officeooo:rsid="047b8e4d" fo:background-color="transparent" loext:char-shading-value="0" style:font-weight-asian="bold" style:font-weight-complex="bold"/>
    </style:style>
    <style:style style:name="T197" style:family="text">
      <style:text-properties fo:language="en" fo:country="US" fo:font-weight="bold" officeooo:rsid="047c24d9" fo:background-color="transparent" loext:char-shading-value="0" style:font-weight-asian="bold" style:font-weight-complex="bold"/>
    </style:style>
    <style:style style:name="T198" style:family="text">
      <style:text-properties fo:language="en" fo:country="US" fo:font-weight="bold" officeooo:rsid="0480f507" fo:background-color="transparent" loext:char-shading-value="0" style:font-weight-asian="bold" style:font-weight-complex="bold"/>
    </style:style>
    <style:style style:name="T199" style:family="text">
      <style:text-properties fo:language="en" fo:country="US" fo:font-weight="bold" officeooo:rsid="048096db" fo:background-color="transparent" loext:char-shading-value="0" style:font-weight-asian="bold" style:font-weight-complex="bold"/>
    </style:style>
    <style:style style:name="T200" style:family="text">
      <style:text-properties fo:language="en" fo:country="US" fo:font-weight="bold" officeooo:rsid="047f0b97" fo:background-color="transparent" loext:char-shading-value="0" style:font-weight-asian="bold" style:font-weight-complex="bold"/>
    </style:style>
    <style:style style:name="T201" style:family="text">
      <style:text-properties fo:language="en" fo:country="US" fo:font-weight="bold" officeooo:rsid="0483633c" fo:background-color="transparent" loext:char-shading-value="0" style:font-weight-asian="bold" style:font-weight-complex="bold"/>
    </style:style>
    <style:style style:name="T202" style:family="text">
      <style:text-properties fo:language="en" fo:country="US" fo:font-weight="bold" officeooo:rsid="048caec7" fo:background-color="transparent" loext:char-shading-value="0" style:font-weight-asian="bold" style:font-weight-complex="bold"/>
    </style:style>
    <style:style style:name="T203" style:family="text">
      <style:text-properties fo:language="en" fo:country="US" fo:font-weight="bold" officeooo:rsid="04952d68" fo:background-color="transparent" loext:char-shading-value="0" style:font-weight-asian="bold" style:font-weight-complex="bold"/>
    </style:style>
    <style:style style:name="T204" style:family="text">
      <style:text-properties fo:language="en" fo:country="US" fo:font-weight="bold" officeooo:rsid="049b9716" fo:background-color="transparent" loext:char-shading-value="0" style:font-weight-asian="bold" style:font-weight-complex="bold"/>
    </style:style>
    <style:style style:name="T205" style:family="text">
      <style:text-properties fo:language="en" fo:country="US" fo:font-weight="bold" officeooo:rsid="04a36836" fo:background-color="transparent" loext:char-shading-value="0" style:font-weight-asian="bold" style:font-weight-complex="bold"/>
    </style:style>
    <style:style style:name="T206" style:family="text">
      <style:text-properties fo:language="en" fo:country="US" fo:font-weight="bold" officeooo:rsid="04edc88f" fo:background-color="transparent" loext:char-shading-value="0" style:font-weight-asian="bold" style:font-weight-complex="bold"/>
    </style:style>
    <style:style style:name="T207" style:family="text">
      <style:text-properties fo:language="en" fo:country="US" fo:font-weight="bold" officeooo:rsid="04fb7b8d" fo:background-color="transparent" loext:char-shading-value="0" style:font-weight-asian="bold" style:font-weight-complex="bold"/>
    </style:style>
    <style:style style:name="T208" style:family="text">
      <style:text-properties fo:language="en" fo:country="US" fo:font-weight="bold" style:font-weight-asian="bold" style:font-weight-complex="bold"/>
    </style:style>
    <style:style style:name="T209" style:family="text">
      <style:text-properties fo:language="en" fo:country="US" fo:font-weight="bold" officeooo:rsid="00704232" style:font-weight-asian="bold" style:font-weight-complex="bold"/>
    </style:style>
    <style:style style:name="T210" style:family="text">
      <style:text-properties fo:language="en" fo:country="US" fo:font-weight="bold" officeooo:rsid="00d88c8c" style:font-weight-asian="bold" style:font-weight-complex="bold"/>
    </style:style>
    <style:style style:name="T211" style:family="text">
      <style:text-properties fo:language="en" fo:country="US" fo:font-weight="bold" officeooo:rsid="046fde59" style:font-weight-asian="bold" style:font-weight-complex="bold"/>
    </style:style>
    <style:style style:name="T212" style:family="text">
      <style:text-properties fo:language="en" fo:country="US" fo:font-weight="bold" officeooo:rsid="0470d631" style:font-weight-asian="bold" style:font-weight-complex="bold"/>
    </style:style>
    <style:style style:name="T213" style:family="text">
      <style:text-properties fo:language="en" fo:country="US" fo:font-weight="bold" officeooo:rsid="04714fc0" style:font-weight-asian="bold" style:font-weight-complex="bold"/>
    </style:style>
    <style:style style:name="T214" style:family="text">
      <style:text-properties fo:language="en" fo:country="US" fo:font-weight="bold" officeooo:rsid="04c48c8b" style:font-weight-asian="bold" style:font-weight-complex="bold"/>
    </style:style>
    <style:style style:name="T215" style:family="text">
      <style:text-properties fo:language="en" fo:country="US" fo:font-weight="bold" officeooo:rsid="04c5283c" style:font-weight-asian="bold" style:font-weight-complex="bold"/>
    </style:style>
    <style:style style:name="T216" style:family="text">
      <style:text-properties fo:language="en" fo:country="US" fo:font-weight="bold" officeooo:rsid="04c440f2" style:font-weight-asian="bold" style:font-weight-complex="bold"/>
    </style:style>
    <style:style style:name="T217" style:family="text">
      <style:text-properties fo:language="en" fo:country="US" fo:font-weight="bold" officeooo:rsid="04d2e3d6" style:font-weight-asian="bold" style:font-weight-complex="bold"/>
    </style:style>
    <style:style style:name="T218" style:family="text">
      <style:text-properties fo:language="en" fo:country="US" fo:font-weight="bold" officeooo:rsid="04d3fde2" style:font-weight-asian="bold" style:font-weight-complex="bold"/>
    </style:style>
    <style:style style:name="T219" style:family="text">
      <style:text-properties fo:language="en" fo:country="US" fo:font-weight="bold" officeooo:rsid="04d822d7" style:font-weight-asian="bold" style:font-weight-complex="bold"/>
    </style:style>
    <style:style style:name="T220" style:family="text">
      <style:text-properties fo:language="en" fo:country="US" fo:font-weight="bold" officeooo:rsid="04a4fcea" style:font-weight-asian="bold" style:font-weight-complex="bold"/>
    </style:style>
    <style:style style:name="T221" style:family="text">
      <style:text-properties fo:language="en" fo:country="US" fo:font-weight="bold" officeooo:rsid="04e1e4fa" style:font-weight-asian="bold" style:font-weight-complex="bold"/>
    </style:style>
    <style:style style:name="T222" style:family="text">
      <style:text-properties fo:language="en" fo:country="US" fo:font-weight="bold" officeooo:rsid="04e3468a" style:font-weight-asian="bold" style:font-weight-complex="bold"/>
    </style:style>
    <style:style style:name="T223" style:family="text">
      <style:text-properties fo:language="en" fo:country="US" fo:font-weight="bold" officeooo:rsid="04e8a56a" style:font-weight-asian="bold" style:font-weight-complex="bold"/>
    </style:style>
    <style:style style:name="T224" style:family="text">
      <style:text-properties fo:language="en" fo:country="US" officeooo:rsid="00bb70dd"/>
    </style:style>
    <style:style style:name="T225" style:family="text">
      <style:text-properties fo:language="en" fo:country="US" officeooo:rsid="00704232"/>
    </style:style>
    <style:style style:name="T226" style:family="text">
      <style:text-properties fo:language="en" fo:country="US" officeooo:rsid="0032ee51"/>
    </style:style>
    <style:style style:name="T227" style:family="text">
      <style:text-properties fo:language="en" fo:country="US" officeooo:rsid="04641c73"/>
    </style:style>
    <style:style style:name="T228" style:family="text">
      <style:text-properties fo:language="en" fo:country="US" officeooo:rsid="0470d631"/>
    </style:style>
    <style:style style:name="T229" style:family="text">
      <style:text-properties fo:language="en" fo:country="US" officeooo:rsid="04714fc0"/>
    </style:style>
    <style:style style:name="T230" style:family="text">
      <style:text-properties fo:color="#999999" loext:opacity="100%" fo:font-weight="bold" officeooo:rsid="001e4eb8" style:font-weight-asian="bold" style:font-weight-complex="bold"/>
    </style:style>
    <style:style style:name="T231" style:family="text">
      <style:text-properties fo:color="#999999" loext:opacity="100%" fo:font-weight="bold" officeooo:rsid="00373dfb" style:font-weight-asian="bold" style:font-weight-complex="bold"/>
    </style:style>
    <style:style style:name="T232" style:family="text">
      <style:text-properties fo:color="#999999" loext:opacity="100%" fo:font-weight="bold" officeooo:rsid="01ebd016" style:font-weight-asian="bold" style:font-weight-complex="bold"/>
    </style:style>
    <style:style style:name="T233" style:family="text">
      <style:text-properties fo:color="#999999" loext:opacity="100%" fo:font-weight="bold" officeooo:rsid="014f0a12" style:font-weight-asian="bold" style:font-weight-complex="bold"/>
    </style:style>
    <style:style style:name="T234" style:family="text">
      <style:text-properties fo:color="#999999" loext:opacity="100%" fo:font-weight="bold" officeooo:rsid="03efad13" style:font-weight-asian="bold" style:font-weight-complex="bold"/>
    </style:style>
    <style:style style:name="T235" style:family="text">
      <style:text-properties fo:color="#999999" loext:opacity="100%" fo:font-weight="bold" officeooo:rsid="046fde59" style:font-weight-asian="bold" style:font-weight-complex="bold"/>
    </style:style>
    <style:style style:name="T236" style:family="text">
      <style:text-properties fo:color="#999999" loext:opacity="100%" fo:font-weight="bold" officeooo:rsid="001e4eb8" fo:background-color="#ffffff" loext:char-shading-value="0" style:font-weight-asian="bold" style:font-weight-complex="bold"/>
    </style:style>
    <style:style style:name="T237" style:family="text">
      <style:text-properties fo:color="#999999" loext:opacity="100%" fo:font-weight="bold" officeooo:rsid="00373dfb" fo:background-color="#ffffff" loext:char-shading-value="0" style:font-weight-asian="bold" style:font-weight-complex="bold"/>
    </style:style>
    <style:style style:name="T238" style:family="text">
      <style:text-properties fo:color="#999999" loext:opacity="100%" fo:font-weight="bold" officeooo:rsid="02197992" fo:background-color="#ffffff" loext:char-shading-value="0" style:font-weight-asian="bold" style:font-weight-complex="bold"/>
    </style:style>
    <style:style style:name="T239" style:family="text">
      <style:text-properties fo:color="#999999" loext:opacity="100%" fo:font-weight="bold" officeooo:rsid="014f0a12" fo:background-color="#ffffff" loext:char-shading-value="0" style:font-weight-asian="bold" style:font-weight-complex="bold"/>
    </style:style>
    <style:style style:name="T240" style:family="text">
      <style:text-properties fo:color="#999999" loext:opacity="100%" fo:font-weight="bold" officeooo:rsid="044a6b78" fo:background-color="#ffffff" loext:char-shading-value="0" style:font-weight-asian="bold" style:font-weight-complex="bold"/>
    </style:style>
    <style:style style:name="T241" style:family="text">
      <style:text-properties fo:color="#999999" loext:opacity="100%" style:text-underline-style="none" fo:font-weight="normal" officeooo:rsid="01087ab0" fo:background-color="#ffffff" loext:char-shading-value="0" style:font-weight-asian="normal" style:font-weight-complex="normal"/>
    </style:style>
    <style:style style:name="T242" style:family="text">
      <style:text-properties fo:color="#999999" loext:opacity="100%" fo:font-weight="normal" officeooo:rsid="044a6b78" fo:background-color="#ffffff" loext:char-shading-value="0" style:font-weight-asian="normal" style:font-weight-complex="normal"/>
    </style:style>
    <style:style style:name="T243" style:family="text">
      <style:text-properties fo:color="#999999" loext:opacity="100%" fo:font-weight="normal" officeooo:rsid="04c5283c" fo:background-color="#ffffff" loext:char-shading-value="0" style:font-weight-asian="normal" style:font-weight-complex="normal"/>
    </style:style>
    <style:style style:name="T244" style:family="text">
      <style:text-properties fo:color="#999999" loext:opacity="100%" fo:language="en" fo:country="US" fo:font-style="normal" fo:font-weight="normal" officeooo:rsid="028af2ba" fo:background-color="transparent" loext:char-shading-value="0" style:font-style-asian="normal" style:font-weight-asian="normal" style:font-style-complex="normal" style:font-weight-complex="normal"/>
    </style:style>
    <style:style style:name="T245" style:family="text">
      <style:text-properties fo:color="#999999" loext:opacity="100%" fo:language="en" fo:country="US" fo:font-style="normal" fo:font-weight="normal" officeooo:rsid="03bb9eb9" fo:background-color="transparent" loext:char-shading-value="0" style:font-style-asian="normal" style:font-weight-asian="normal" style:font-style-complex="normal" style:font-weight-complex="normal"/>
    </style:style>
    <style:style style:name="T246" style:family="text">
      <style:text-properties fo:color="#999999" loext:opacity="100%" fo:language="en" fo:country="US" fo:font-style="normal" fo:font-weight="normal" officeooo:rsid="041fe4be" fo:background-color="transparent" loext:char-shading-value="0" style:font-style-asian="normal" style:font-weight-asian="normal" style:font-style-complex="normal" style:font-weight-complex="normal"/>
    </style:style>
    <style:style style:name="T247" style:family="text">
      <style:text-properties fo:color="#999999" loext:opacity="100%" fo:language="en" fo:country="US" fo:font-style="normal" fo:font-weight="normal" officeooo:rsid="046042ba" fo:background-color="transparent" loext:char-shading-value="0" style:font-style-asian="normal" style:font-weight-asian="normal" style:font-style-complex="normal" style:font-weight-complex="normal"/>
    </style:style>
    <style:style style:name="T248" style:family="text">
      <style:text-properties fo:color="#999999" loext:opacity="100%" fo:language="en" fo:country="US" fo:font-style="normal" fo:font-weight="normal" officeooo:rsid="04a816a0" fo:background-color="transparent" loext:char-shading-value="0" style:font-style-asian="normal" style:font-weight-asian="normal" style:font-style-complex="normal" style:font-weight-complex="normal"/>
    </style:style>
    <style:style style:name="T249" style:family="text">
      <style:text-properties fo:color="#999999" loext:opacity="100%" fo:language="en" fo:country="US" fo:font-style="normal" fo:font-weight="normal" officeooo:rsid="04d3d784" fo:background-color="transparent" loext:char-shading-value="0" style:font-style-asian="normal" style:font-weight-asian="normal" style:font-style-complex="normal" style:font-weight-complex="normal"/>
    </style:style>
    <style:style style:name="T250" style:family="text">
      <style:text-properties fo:color="#999999" loext:opacity="100%" fo:language="en" fo:country="US" fo:font-style="normal" fo:font-weight="normal" officeooo:rsid="0491b681" fo:background-color="#dddddd" loext:char-shading-value="0" style:font-style-asian="normal" style:font-weight-asian="normal" style:font-style-complex="normal" style:font-weight-complex="normal"/>
    </style:style>
    <style:style style:name="T251" style:family="text">
      <style:text-properties fo:color="#999999" loext:opacity="100%" fo:language="en" fo:country="US" fo:font-style="normal" fo:font-weight="normal" officeooo:rsid="001e4eb8" fo:background-color="#dddddd" loext:char-shading-value="0" style:font-style-asian="normal" style:font-weight-asian="normal" style:font-style-complex="normal" style:font-weight-complex="normal"/>
    </style:style>
    <style:style style:name="T252" style:family="text">
      <style:text-properties fo:color="#999999" loext:opacity="100%" fo:font-style="normal" officeooo:rsid="028af2ba" style:font-style-asian="normal" style:font-style-complex="normal"/>
    </style:style>
    <style:style style:name="T253" style:family="text">
      <style:text-properties fo:color="#999999" loext:opacity="100%" fo:font-style="normal" officeooo:rsid="03bb9eb9" style:font-style-asian="normal" style:font-style-complex="normal"/>
    </style:style>
    <style:style style:name="T254" style:family="text">
      <style:text-properties fo:color="#999999" loext:opacity="100%" fo:font-style="normal" officeooo:rsid="028af2ba" fo:background-color="transparent" loext:char-shading-value="0" style:font-style-asian="normal" style:font-style-complex="normal"/>
    </style:style>
    <style:style style:name="T255" style:family="text">
      <style:text-properties fo:color="#999999" loext:opacity="100%" fo:font-style="normal" officeooo:rsid="03bb9eb9" fo:background-color="transparent" loext:char-shading-value="0" style:font-style-asian="normal" style:font-style-complex="normal"/>
    </style:style>
    <style:style style:name="T256" style:family="text">
      <style:text-properties fo:color="#999999" loext:opacity="100%" officeooo:rsid="028af2ba"/>
    </style:style>
    <style:style style:name="T257" style:family="text">
      <style:text-properties fo:color="#999999" loext:opacity="100%" officeooo:rsid="03bb9eb9"/>
    </style:style>
    <style:style style:name="T258" style:family="text">
      <style:text-properties fo:color="#999999" loext:opacity="100%" officeooo:rsid="001e4eb8"/>
    </style:style>
    <style:style style:name="T259" style:family="text">
      <style:text-properties officeooo:rsid="00136227"/>
    </style:style>
    <style:style style:name="T260" style:family="text">
      <style:text-properties officeooo:rsid="0100f487" fo:background-color="#dddddd" loext:char-shading-value="0"/>
    </style:style>
    <style:style style:name="T261" style:family="text">
      <style:text-properties officeooo:rsid="0479436e"/>
    </style:style>
    <style:style style:name="T262" style:family="text">
      <style:text-properties fo:font-style="normal" fo:font-weight="bold" officeooo:rsid="0439564e" style:font-style-asian="normal" style:font-weight-asian="bold" style:font-style-complex="normal" style:font-weight-complex="bold"/>
    </style:style>
    <style:style style:name="T263" style:family="text">
      <style:text-properties fo:font-style="normal" style:font-style-asian="normal" style:font-style-complex="normal"/>
    </style:style>
    <style:style style:name="T264" style:family="text">
      <style:text-properties fo:font-style="normal" officeooo:rsid="043125aa" style:font-style-asian="normal" style:font-style-complex="normal"/>
    </style:style>
    <style:style style:name="T265" style:family="text">
      <style:text-properties fo:font-style="normal" officeooo:rsid="047668d2" style:font-style-asian="normal" style:font-style-complex="normal"/>
    </style:style>
    <style:style style:name="T266" style:family="text">
      <style:text-properties fo:font-style="normal" officeooo:rsid="047668d2" fo:background-color="transparent" loext:char-shading-value="0" style:font-style-asian="normal" style:font-style-complex="normal"/>
    </style:style>
    <style:style style:name="T267" style:family="text">
      <style:text-properties fo:font-style="normal" officeooo:rsid="043125aa" fo:background-color="transparent" loext:char-shading-value="0" style:font-style-asian="normal" style:font-style-complex="normal"/>
    </style:style>
    <style:style style:name="T26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9" style:family="text">
      <style:text-properties fo:font-style="italic" fo:font-weight="bold" officeooo:rsid="0439564e" style:font-style-asian="italic" style:font-weight-asian="bold" style:font-style-complex="italic" style:font-weight-complex="bold"/>
    </style:style>
    <style:style style:name="T270" style:family="text">
      <style:text-properties fo:font-style="italic" fo:font-weight="bold" officeooo:rsid="0483633c" style:font-style-asian="italic" style:font-weight-asian="bold" style:font-style-complex="italic" style:font-weight-complex="bold"/>
    </style:style>
    <style:style style:name="T271" style:family="text">
      <style:text-properties fo:font-style="italic" fo:font-weight="bold" officeooo:rsid="048caec7" style:font-style-asian="italic" style:font-weight-asian="bold" style:font-style-complex="italic" style:font-weight-complex="bold"/>
    </style:style>
    <style:style style:name="T272" style:family="text">
      <style:text-properties fo:font-style="italic" fo:font-weight="bold" officeooo:rsid="04e718f4" style:font-style-asian="italic" style:font-weight-asian="bold" style:font-style-complex="italic" style:font-weight-complex="bold"/>
    </style:style>
    <style:style style:name="T273" style:family="text">
      <style:text-properties fo:font-style="italic" fo:font-weight="bold" officeooo:rsid="04edc88f" style:font-style-asian="italic" style:font-weight-asian="bold" style:font-style-complex="italic" style:font-weight-complex="bold"/>
    </style:style>
    <style:style style:name="T274" style:family="text">
      <style:text-properties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officeooo:rsid="0483633c" style:font-style-asian="italic" style:font-style-complex="italic"/>
    </style:style>
    <style:style style:name="T277" style:family="text">
      <style:text-properties fo:font-style="italic" officeooo:rsid="048096db" style:font-style-asian="italic" style:font-style-complex="italic"/>
    </style:style>
    <style:style style:name="T278" style:family="text">
      <style:text-properties officeooo:rsid="047af414"/>
    </style:style>
    <style:style style:name="T279" style:family="text">
      <style:text-properties officeooo:rsid="047668d2"/>
    </style:style>
    <style:style style:name="T280" style:family="text">
      <style:text-properties officeooo:rsid="04952d68"/>
    </style:style>
    <style:style style:name="T281" style:family="text">
      <style:text-properties officeooo:rsid="048caec7"/>
    </style:style>
    <style:style style:name="T282" style:family="text">
      <style:text-properties officeooo:rsid="04a0fd82"/>
    </style:style>
    <style:style style:name="T283" style:family="text">
      <style:text-properties officeooo:rsid="04a1e642"/>
    </style:style>
    <style:style style:name="T284" style:family="text">
      <style:text-properties officeooo:rsid="04004713"/>
    </style:style>
    <style:style style:name="T285" style:family="text">
      <style:text-properties officeooo:rsid="04b19ff5"/>
    </style:style>
    <style:style style:name="T286" style:family="text">
      <style:text-properties officeooo:rsid="04bc1748"/>
    </style:style>
    <style:style style:name="T287" style:family="text">
      <style:text-properties officeooo:rsid="04e553d8"/>
    </style:style>
    <style:style style:name="T288" style:family="text">
      <style:text-properties officeooo:rsid="04e718f4"/>
    </style:style>
    <style:style style:name="T289" style:family="text">
      <style:text-properties officeooo:rsid="04f3be3c"/>
    </style:style>
    <style:style style:name="T290" style:family="text">
      <style:text-properties officeooo:rsid="04fb7b8d"/>
    </style:style>
    <style:style style:name="T291" style:family="text">
      <style:text-properties officeooo:rsid="04fd276e"/>
    </style:style>
    <style:style style:name="T292" style:family="text">
      <style:text-properties officeooo:rsid="0503a3d2"/>
    </style:style>
    <style:style style:name="T293" style:family="text">
      <style:text-properties officeooo:rsid="0504654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7">### <text:span text:style-name="T1">Intro</text:span> ###</text:p>
      <text:p text:style-name="P77"/>
      <text:p text:style-name="P42"><text:span text:style-name="T259">Here are some </text:span><text:span text:style-name="T2">Java </text:span><text:span text:style-name="T3">IDE</text:span><text:span text:style-name="T8"> </text:span><text:span text:style-name="T9">improvements</text:span><text:span text:style-name="T15">,</text:span></text:p>
      <text:p text:style-name="P80"><text:span text:style-name="T47">including</text:span><text:span text:style-name="T210"> </text:span><text:span text:style-name="T211">Maven, </text:span><text:span text:style-name="T210">general </text:span><text:span text:style-name="T223">and Git</text:span><text:span text:style-name="T210"> improvements, </text:span><text:span text:style-name="T226">of </text:span><text:span text:style-name="T60">Eclipse </text:span><text:span text:style-name="T177">202</text:span><text:span text:style-name="T178">2</text:span><text:span text:style-name="T177">-</text:span><text:span text:style-name="T178">03</text:span><text:span text:style-name="T60">,</text:span></text:p>
      <text:p text:style-name="P79"><text:span text:style-name="T48">improvements </text:span><text:span text:style-name="T47">that have been added </text:span><text:span text:style-name="T184">since the last release in </text:span><text:span text:style-name="T187">December</text:span><text:span text:style-name="T185"> 202</text:span><text:span text:style-name="T186">1</text:span><text:span text:style-name="T184"> </text:span><text:span text:style-name="T47">three months </text:span><text:span text:style-name="T49">ago</text:span><text:span text:style-name="T50">.</text:span></text:p>
      <text:p text:style-name="P2"/>
      <text:p text:style-name="P1"/>
      <text:p text:style-name="P43"><text:span text:style-name="T230">### </text:span><text:span text:style-name="T231">J</text:span><text:span text:style-name="T232">ava</text:span><text:span text:style-name="T233"> </text:span><text:span text:style-name="T230">###</text:span></text:p>
      <text:p text:style-name="P73"/>
      <text:p text:style-name="P82"><text:span text:style-name="T175">Java 1</text:span><text:span text:style-name="T178">8</text:span><text:span text:style-name="T175"> support</text:span><text:span text:style-name="T21"> i</text:span><text:span text:style-name="T22">s</text:span><text:span text:style-name="T21"> </text:span><text:span text:style-name="T175">not yet</text:span><text:span text:style-name="T21"> </text:span><text:span text:style-name="T192">built-in</text:span><text:span text:style-name="T21">,</text:span></text:p>
      <text:p text:style-name="P82"><text:span text:style-name="T47">due to the </text:span><text:span text:style-name="T184">Java 1</text:span><text:span text:style-name="T187">8</text:span><text:span text:style-name="T47"> release date </text:span><text:span text:style-name="T57">being</text:span><text:span text:style-name="T47"> a week </text:span><text:span text:style-name="T184">after </text:span><text:span text:style-name="T47">the release of Eclipse.</text:span></text:p>
      <text:p text:style-name="P82"><text:span text:style-name="T22">B</text:span><text:span text:style-name="T23">ut you can </text:span><text:span text:style-name="T193">install</text:span><text:span text:style-name="T23"> the</text:span><text:span text:style-name="T21"> </text:span><text:span text:style-name="T191">current review </text:span><text:span text:style-name="T21">of the</text:span><text:span text:style-name="T191"> Java 1</text:span><text:span text:style-name="T194">8</text:span><text:span text:style-name="T191"> support</text:span><text:span text:style-name="T21"> </text:span><text:span text:style-name="T175">via </text:span><text:span text:style-name="T179">the</text:span><text:span text:style-name="T175"> Eclipse Marketplace</text:span><text:span text:style-name="T21">.</text:span></text:p>
      <text:p text:style-name="P15"/>
      <text:p text:style-name="P82"><text:span text:style-name="T21">Let's have a look at what is </text:span><text:span text:style-name="T191">built-in</text:span><text:span text:style-name="T21"> </text:span><text:span text:style-name="T47">and do</text:span><text:span text:style-name="T57">es </text:span><text:span text:style-name="T47">n</text:span><text:span text:style-name="T57">o</text:span><text:span text:style-name="T47">t need to be installed.</text:span></text:p>
      <text:p text:style-name="P16"/>
      <text:p text:style-name="P86"><text:span text:style-name="T47">The </text:span><text:span text:style-name="T184">Java </text:span><text:span text:style-name="T188">e</text:span><text:span text:style-name="T184">ditor</text:span><text:span text:style-name="T47"> provides </text:span><text:span text:style-name="T184">two</text:span><text:span text:style-name="T47"> new nice </text:span><text:span text:style-name="T184">quick assists</text:span><text:span text:style-name="T47">:</text:span></text:p>
      <text:p text:style-name="P17"/>
      <text:p text:style-name="P84"><text:span text:style-name="T18">On a </text:span><text:span text:style-name="T190">static import</text:span><text:span text:style-name="T18">, you can press </text:span><text:span text:style-name="T175">Ctrl+1</text:span><text:span text:style-name="T18"> </text:span><text:span text:style-name="T24">for the Quick Assist </text:span><text:span text:style-name="T80">Add to static member favorites list</text:span><text:span text:style-name="T24">.</text:span></text:p>
      <text:p text:style-name="P4">This <text:span text:style-name="T5">adds</text:span> a static method or constant <text:span text:style-name="T5">to the list</text:span></text:p>
      <text:p text:style-name="P18">in the <text:span text:style-name="T262">preferences</text:span><text:span text:style-name="T263"> in</text:span><text:span text:style-name="T264"> </text:span><text:span text:style-name="T252">[…</text:span><text:span text:style-name="T253">]</text:span><text:span text:style-name="T264"> </text:span><text:span text:style-name="T269">Java</text:span><text:span text:style-name="T264"> </text:span><text:span text:style-name="T252">[…</text:span><text:span text:style-name="T253">]</text:span><text:span text:style-name="T264"> </text:span><text:span text:style-name="T269">Editor</text:span><text:span text:style-name="T264"> </text:span><text:span text:style-name="T252">[…</text:span><text:span text:style-name="T253">]</text:span><text:span text:style-name="T264"> </text:span><text:span text:style-name="T269">Content Assist</text:span><text:span text:style-name="T264"> </text:span><text:span text:style-name="T252">[…</text:span><text:span text:style-name="T253">]</text:span><text:span text:style-name="T264"> </text:span><text:span text:style-name="T269">Favorites</text:span><text:span text:style-name="T261">.</text:span></text:p>
      <text:p text:style-name="P85"><text:span text:style-name="T25">S</text:span><text:span text:style-name="T24">tatic member favorites </text:span><text:span text:style-name="T25">will be </text:span><text:span text:style-name="T195">suggest</text:span><text:span text:style-name="T207">ed</text:span><text:span text:style-name="T195"> </text:span><text:span text:style-name="T196">by</text:span><text:span text:style-name="T25"> the </text:span><text:span text:style-name="T196">content assist</text:span></text:p>
      <text:p text:style-name="P19"><text:span text:style-name="T278">a</text:span>nd when you <text:span text:style-name="T5">select one</text:span>, the <text:span text:style-name="T5">static import</text:span> will be <text:span text:style-name="T5">added automatically</text:span>.</text:p>
      <text:p text:style-name="P4">You can choose to add a specific <text:span text:style-name="T5">one</text:span></text:p>
      <text:p text:style-name="P4"><text:span text:style-name="T5">or,</text:span> with the <text:span text:style-name="T5">asterisk</text:span> wildcard, <text:span text:style-name="T5">all</text:span> static methods and constants of a class.</text:p>
      <text:p text:style-name="P19"/>
      <text:p text:style-name="P87"><text:span text:style-name="T26">Inside a </text:span><text:span text:style-name="T197">lambda</text:span><text:span text:style-name="T5"> body</text:span>,<text:span text:style-name="T27"> </text:span><text:span text:style-name="T175">Ctrl+1</text:span><text:span text:style-name="T27"> will give you the</text:span><text:span text:style-name="T24"> Quick Assist </text:span><text:span text:style-name="T80">Extract lambda body to metho</text:span><text:span text:style-name="T81">d</text:span><text:span text:style-name="T24">.</text:span></text:p>
      <text:p text:style-name="P5">This is a <text:span text:style-name="T5">helpful refactoring</text:span> for <text:span text:style-name="T5">lambd</text:span><text:span text:style-name="T10">as</text:span> that <text:span text:style-name="T290">have </text:span>bec<text:span text:style-name="T290">o</text:span>me quite <text:span text:style-name="T5">large</text:span>, isn't it?</text:p>
      <text:p text:style-name="P20"/>
      <text:p text:style-name="P7">Speaking of lambdas,</text:p>
      <text:p text:style-name="P88"><text:span text:style-name="T29">i</text:span><text:span text:style-name="T28">n </text:span><text:span text:style-name="T29">a </text:span><text:span text:style-name="T200">line</text:span><text:span text:style-name="T28"> containing </text:span><text:span text:style-name="T29">a </text:span><text:span text:style-name="T200">lambda</text:span><text:span text:style-name="T28"> expression, </text:span><text:span text:style-name="T47">where the lambda parameters are declared,</text:span></text:p>
      <text:p text:style-name="P89"><text:span text:style-name="T28">y</text:span><text:span text:style-name="T29">ou can </text:span><text:span text:style-name="T199">right-click</text:span><text:span text:style-name="T29"> on the </text:span><text:span text:style-name="T199">left ruler</text:span><text:span text:style-name="T29"> and choose </text:span><text:span text:style-name="T80">Toggle Lambda Entry Breakpoint</text:span><text:span text:style-name="T29">.</text:span></text:p>
      <text:p text:style-name="P6"><text:span text:style-name="T5">Lambda breakpoints</text:span> are a <text:span text:style-name="T5">new feature</text:span> introduced in this release.</text:p>
      <text:p text:style-name="P90"><text:span text:style-name="T30">I</text:span><text:span text:style-name="T29">n the </text:span><text:span text:style-name="T198">b</text:span><text:span text:style-name="T199">reakpoint</text:span><text:span text:style-name="T198">s</text:span><text:span text:style-name="T199"> </text:span><text:span text:style-name="T198">properties</text:span><text:span text:style-name="T30">,</text:span><text:span text:style-name="T29"> </text:span><text:span text:style-name="T244">[…</text:span><text:span text:style-name="T245">] </text:span><text:span text:style-name="T29">you can choose whether to stop </text:span><text:span text:style-name="T199">on entry</text:span><text:span text:style-name="T29"> or/and </text:span><text:span text:style-name="T199">on exit</text:span><text:span text:style-name="T29">,</text:span></text:p>
      <text:p text:style-name="P90"><text:span text:style-name="T47">just </text:span><text:span text:style-name="T56">like for</text:span><text:span text:style-name="T47"> method breakpoints.</text:span></text:p>
      <text:p text:style-name="P21"/>
      <text:p text:style-name="P8"><text:span text:style-name="T5">Another</text:span> Java debugging improvement is the possibility to <text:span text:style-name="T5">navigate</text:span></text:p>
      <text:p text:style-name="P8">from the <text:span text:style-name="T275">Variables</text:span> view to the <text:span text:style-name="T5">field declaration</text:span>.</text:p>
      <text:p text:style-name="P91"><text:span text:style-name="T31">In the </text:span><text:span text:style-name="T82">Variables</text:span><text:span text:style-name="T31"> view, </text:span><text:span text:style-name="T201">right-click</text:span><text:span text:style-name="T31"> a field and choose </text:span><text:span text:style-name="T80">Open Field Declaration</text:span><text:span text:style-name="T31">.</text:span></text:p>
      <text:p text:style-name="P22"/>
      <text:p text:style-name="P8">You can change the value of a field even if the field is final.</text:p>
      <text:p text:style-name="P92"><text:span text:style-name="T47">But be careful, such a change can also affect code that appears </text:span><text:span text:style-name="T52">not </text:span><text:span text:style-name="T47">related </text:span><text:span text:style-name="T52">at all</text:span><text:span text:style-name="T47">.</text:span></text:p>
      <text:p text:style-name="P93"><text:span text:style-name="T47">Therefore,</text:span><text:span text:style-name="T31"> </text:span><text:span text:style-name="T201">before</text:span><text:span text:style-name="T31"> the value of a </text:span><text:span text:style-name="T175">final field</text:span><text:span text:style-name="T31"> </text:span><text:span text:style-name="T32">will be</text:span><text:span text:style-name="T31"> </text:span><text:span text:style-name="T201">changed</text:span><text:span text:style-name="T31">,</text:span></text:p>
      <text:p text:style-name="P93"><text:span text:style-name="T31">you will now </text:span><text:span text:style-name="T45">get </text:span><text:span text:style-name="T31">a </text:span><text:span text:style-name="T175">warning</text:span><text:span text:style-name="T31"> so </text:span><text:span text:style-name="T45">th</text:span><text:span text:style-name="T46">a</text:span><text:span text:style-name="T45">t </text:span><text:span text:style-name="T31">you </text:span><text:span text:style-name="T201">can</text:span><text:span text:style-name="T31"> reconsider and </text:span><text:span text:style-name="T201">cancel</text:span><text:span text:style-name="T31"> it </text:span><text:span text:style-name="T47">if you like</text:span><text:span text:style-name="T31">.</text:span></text:p>
      <text:p text:style-name="P23">You can <text:span text:style-name="T5">disable</text:span> the warning via the checkbox “<text:span text:style-name="T268">Don't show this dialog again</text:span><text:span text:style-name="T275">”</text:span>,</text:p>
      <text:p text:style-name="P23">and re-enable it <text:span text:style-name="T279">in the </text:span><text:span text:style-name="T262">preferences</text:span><text:span text:style-name="T265"> </text:span><text:span text:style-name="T252">[…</text:span><text:span text:style-name="T253">]</text:span><text:span text:style-name="T264"> </text:span><text:span text:style-name="T269">Java</text:span><text:span text:style-name="T264"> </text:span><text:span text:style-name="T252">[…</text:span><text:span text:style-name="T253">]</text:span><text:span text:style-name="T264"> </text:span><text:span text:style-name="T269">Debu</text:span><text:span text:style-name="T268">g</text:span></text:p>
      <text:p text:style-name="P23">by ticking “<text:span text:style-name="T270">Warn before changing final fields</text:span><text:span text:style-name="T276">”</text:span>.</text:p>
      <text:p text:style-name="P22"/>
      <text:p text:style-name="P9">Since the last release, <text:span text:style-name="T290">it has become possible to label </text:span>an <text:span text:style-name="T5">object instance</text:span>.</text:p>
      <text:p text:style-name="P94"><text:span text:style-name="T53">Such labeled objects</text:span><text:span text:style-name="T47"> </text:span><text:span text:style-name="T58">are</text:span><text:span text:style-name="T47"> </text:span><text:span text:style-name="T184">displayed </text:span><text:span text:style-name="T56">in the </text:span><text:span text:style-name="T106">Variables</text:span><text:span text:style-name="T56"> view </text:span><text:span text:style-name="T184">in red</text:span><text:span text:style-name="T47"> </text:span><text:span text:style-name="T53">everywhere </text:span><text:span text:style-name="T57">where t</text:span><text:span text:style-name="T53">hey appear</text:span><text:span text:style-name="T47">. </text:span></text:p>
      <text:p text:style-name="P94"><text:span text:style-name="T33">Now, also in the </text:span><text:span text:style-name="T80">Expressions</text:span><text:span text:style-name="T156"> </text:span><text:span text:style-name="T123">view</text:span><text:span text:style-name="T78">, </text:span><text:span text:style-name="T79">those</text:span><text:span text:style-name="T183"> </text:span><text:span text:style-name="T175">labeled objects</text:span><text:span text:style-name="T33"> </text:span><text:span text:style-name="T34">are</text:span><text:span text:style-name="T33"> displayed in </text:span><text:span text:style-name="T175">red</text:span><text:span text:style-name="T33">.</text:span></text:p>
      <text:p text:style-name="P24"/>
      <text:p text:style-name="P24"><text:span text:style-name="T260">Another minor improvement</text:span> is <text:span text:style-name="T280">the</text:span> <text:span text:style-name="T4">displaying of the process ID</text:span>.</text:p>
      <text:p text:style-name="P95"><text:span text:style-name="T43">I</text:span><text:span text:style-name="T36">n </text:span><text:span text:style-name="T37">the </text:span><text:span text:style-name="T83">Debug</text:span><text:span text:style-name="T36"> </text:span><text:span text:style-name="T202">view</text:span><text:span text:style-name="T36">, </text:span><text:span text:style-name="T35">the process ID is shown </text:span><text:span text:style-name="T37">at</text:span><text:span text:style-name="T36"> </text:span><text:span text:style-name="T202">process</text:span><text:span text:style-name="T35"> </text:span><text:span text:style-name="T37">nodes </text:span><text:span text:style-name="T53">at the end in brackets</text:span><text:span text:style-name="T35">,</text:span></text:p>
      <text:p text:style-name="P95"><text:span text:style-name="T37">i</text:span><text:span text:style-name="T36">n </text:span><text:span text:style-name="T37">the </text:span><text:span text:style-name="T202">properties page of the process</text:span><text:span text:style-name="T36">, </text:span><text:span text:style-name="T35">the</text:span><text:span text:style-name="T37"> process ID </text:span><text:span text:style-name="T35">is shown </text:span><text:span text:style-name="T53">as </text:span><text:span text:style-name="T57">the </text:span><text:span text:style-name="T53">first item</text:span><text:span text:style-name="T35">,</text:span></text:p>
      <text:p text:style-name="P96"><text:span text:style-name="T35">a</text:span><text:span text:style-name="T37">nd in the </text:span><text:span text:style-name="T84">Console</text:span><text:span text:style-name="T203"> view</text:span><text:span text:style-name="T37">, </text:span><text:span text:style-name="T35">the process ID </text:span><text:span text:style-name="T37">can also be found </text:span><text:span text:style-name="T53">in the header line at the end</text:span><text:span text:style-name="T35">.</text:span></text:p>
      <text:p text:style-name="P10"><text:span text:style-name="T280">I</text:span>n the <text:span text:style-name="T268">Console</text:span> view, the ID of the system process is displayed when<text:span text:style-name="T5"> debugging</text:span></text:p>
      <text:p text:style-name="P96"><text:span text:style-name="T189">or</text:span><text:span text:style-name="T184"> </text:span><text:span text:style-name="T54">when</text:span><text:span text:style-name="T189"> </text:span><text:span text:style-name="T184">running</text:span><text:span text:style-name="T47"> a </text:span><text:span text:style-name="T184">Java</text:span><text:span text:style-name="T47"> Application </text:span><text:span text:style-name="T189">or</text:span><text:span text:style-name="T47"> </text:span><text:span text:style-name="T54">for </text:span><text:span text:style-name="T189">most </text:span><text:span text:style-name="T184">other</text:span><text:span text:style-name="T47"> launch configurations.</text:span></text:p>
      <text:p text:style-name="P26"/>
      <text:p text:style-name="P11">In the Java <text:span text:style-name="T11">fo</text:span><text:span text:style-name="T5">rmatter</text:span> there are <text:span text:style-name="T5">six new settings</text:span>.</text:p>
      <text:p text:style-name="P27"/>
      <text:p text:style-name="P97"><text:span text:style-name="T47">One </text:span><text:span text:style-name="T184">new formatter setting</text:span><text:span text:style-name="T47"> </text:span><text:span text:style-name="T57">allows</text:span><text:span text:style-name="T47"> the </text:span><text:span text:style-name="T184">indentation</text:span><text:span text:style-name="T47"> when </text:span><text:span text:style-name="T184">nested method calls</text:span><text:span text:style-name="T47"> are </text:span><text:span text:style-name="T184">wrapped</text:span><text:span text:style-name="T36">.</text:span></text:p>
      <text:p text:style-name="P98"><text:span text:style-name="T36">I</text:span><text:span text:style-name="T38">n </text:span><text:span text:style-name="T80">Line Wrapping</text:span><text:span text:style-name="T101"> </text:span><text:span text:style-name="T244">[…</text:span><text:span text:style-name="T245">] </text:span><text:span text:style-name="T85">Wrapping settings</text:span><text:span text:style-name="T101"> </text:span><text:span text:style-name="T244">[…</text:span><text:span text:style-name="T245">] </text:span><text:span text:style-name="T85">Function Calls</text:span><text:span text:style-name="T29"> </text:span><text:span text:style-name="T244">[…</text:span><text:span text:style-name="T245">]</text:span></text:p>
      <text:p text:style-name="P98"><text:span text:style-name="T38">below </text:span><text:span text:style-name="T85">Qualified invocations</text:span><text:span text:style-name="T36">,</text:span></text:p>
      <text:p text:style-name="P98"><text:span text:style-name="T38">there is the new checkbox </text:span><text:span text:style-name="T80">Indent from the base expression's first line</text:span><text:span text:style-name="T36">.</text:span></text:p>
      <text:p text:style-name="P12">This gives a <text:span text:style-name="T5">nicer formatting</text:span>, doesn't it?</text:p>
      <text:p text:style-name="P29">The setting is <text:span text:style-name="T5">enabled by default</text:span>.</text:p>
      <text:p text:style-name="P131"><text:span text:style-name="T44">T</text:span><text:span text:style-name="T39">o get the </text:span><text:span text:style-name="T204">same</text:span><text:span text:style-name="T39"> formatting </text:span><text:span text:style-name="T204">as in older</text:span><text:span text:style-name="T39"> Eclipse versions </text:span><text:span text:style-name="T44">you have to </text:span><text:span text:style-name="T206">disable</text:span><text:span text:style-name="T44"> it</text:span><text:span text:style-name="T39">.</text:span></text:p>
      <text:p text:style-name="P28"/>
      <text:p text:style-name="P13">The other <text:span text:style-name="T5">five </text:span><text:span text:style-name="T12">new</text:span><text:span text:style-name="T283"> </text:span>formatter settings are <text:span text:style-name="T5">for switch/case constructs,</text:span></text:p>
      <text:p text:style-name="P13"><text:span text:style-name="T283">for </text:span><text:span text:style-name="T12">new lines</text:span><text:span text:style-name="T283"> and </text:span><text:span text:style-name="T290">for </text:span><text:span text:style-name="T12">line wrapping</text:span><text:span text:style-name="T283">.</text:span></text:p>
      <text:p text:style-name="P30">In <text:span text:style-name="T271">New Lines</text:span><text:span text:style-name="T277"> </text:span><text:span text:style-name="T252">[…</text:span><text:span text:style-name="T253">] </text:span><text:span text:style-name="T271">Keep braced code on one line</text:span><text:span text:style-name="T281">, </text:span>the two options<text:span text:style-name="T277"> </text:span><text:span text:style-name="T252">[…</text:span><text:span text:style-name="T253">]</text:span></text:p>
      <text:p text:style-name="P31"><text:span text:style-name="T274">Switch case with arrow</text:span><text:span text:style-name="T277"> </text:span><text:span text:style-name="T252">[…</text:span><text:span text:style-name="T253">] </text:span>and <text:span text:style-name="T274">Switch expression/statement with arrows</text:span> have been added.</text:p>
      <text:p text:style-name="P32">And in <text:span text:style-name="T269">Line Wrapping</text:span><text:span text:style-name="T277"> </text:span><text:span text:style-name="T252">[…</text:span><text:span text:style-name="T253">] </text:span><text:span text:style-name="T269">Wrapping Settings</text:span><text:span text:style-name="T277"> </text:span><text:span text:style-name="T252">[…</text:span><text:span text:style-name="T253">] </text:span><text:span text:style-name="T269">Statement</text:span><text:span text:style-name="T273">s</text:span><text:span text:style-name="T281"> </text:span></text:p>
      <text:p text:style-name="P99"><text:span text:style-name="T40">there are now three </text:span><text:span text:style-name="T41">new</text:span><text:span text:style-name="T40"> </text:span><text:span text:style-name="T41">locations for line wrapping:</text:span></text:p>
      <text:p text:style-name="P25"><text:span text:style-name="T274">'switch' case with arrow</text:span>,</text:p>
      <text:p text:style-name="P25"><text:span text:style-name="T274">Expressions in 'switch' case with arrow</text:span> <text:span text:style-name="T282">and</text:span></text:p>
      <text:p text:style-name="P3"><text:span text:style-name="T275">Expressions in 'switch' case with colon</text:span><text:span text:style-name="T16">.</text:span></text:p>
      <text:p text:style-name="P100"><text:span text:style-name="T39">S</text:span><text:span text:style-name="T41">et all three to </text:span><text:span text:style-name="T86">Do not wrap</text:span><text:span text:style-name="T41"> </text:span><text:span text:style-name="T39">to get the </text:span><text:span text:style-name="T204">same</text:span><text:span text:style-name="T39"> formatting </text:span><text:span text:style-name="T204">as </text:span><text:span text:style-name="T205">before</text:span><text:span text:style-name="T39">.</text:span></text:p>
      <text:p text:style-name="P25"/>
      <text:p text:style-name="P24"/>
      <text:p text:style-name="P82"><text:span text:style-name="T230">### </text:span><text:span text:style-name="T235">Maven</text:span><text:span text:style-name="T234"> </text:span><text:span text:style-name="T230">###</text:span></text:p>
      <text:p text:style-name="P75"/>
      <text:p text:style-name="P57"><text:span text:style-name="T5">Maven</text:span> support has been improved a lot.</text:p>
      <text:p text:style-name="P48"/>
      <text:p text:style-name="P101"><text:span text:style-name="T125">In the </text:span><text:span text:style-name="T156">Maven log</text:span><text:span text:style-name="T125">, </text:span><text:span text:style-name="T150">a </text:span><text:span text:style-name="T125">couple of things are </text:span><text:span text:style-name="T157">lin</text:span><text:span text:style-name="T156">ked</text:span><text:span text:style-name="T125"> now:</text:span></text:p>
      <text:p text:style-name="P102"><text:span text:style-name="T126">- A click on the </text:span><text:span text:style-name="T160">project's headline</text:span><text:span text:style-name="T127"> </text:span><text:span text:style-name="T161">opens</text:span><text:span text:style-name="T126"> the project’s </text:span><text:span text:style-name="T161">POM</text:span><text:span text:style-name="T126"> </text:span><text:span text:style-name="T248">[/</text:span><text:span text:style-name="T246">pom, </text:span><text:span text:style-name="T247">not P-O-M/</text:span><text:span text:style-name="T248">] </text:span><text:span text:style-name="T126">file;</text:span></text:p>
      <text:p text:style-name="P102"><text:span text:style-name="T126"><text:s text:c="2"/></text:span><text:span text:style-name="T111">This also works in the summary, at the end of the log, where </text:span><text:span text:style-name="T112">a</text:span><text:span text:style-name="T111"> project is mentioned.</text:span></text:p>
      <text:p text:style-name="P51">- A click on a <text:span text:style-name="T5">test</text:span> <text:span text:style-name="T260">that was run by Maven</text:span>, <text:span text:style-name="T5">opens</text:span><text:span text:style-name="T277"> </text:span><text:span text:style-name="T256">[…</text:span><text:span text:style-name="T257">] </text:span>the <text:span text:style-name="T13">test results</text:span><text:span text:style-name="T284"> </text:span>in the <text:span text:style-name="T275">JUnit</text:span> view,</text:p>
      <text:p text:style-name="P50"><text:s text:c="2"/><text:span text:style-name="T260">that’s cool isn’t it?</text:span></text:p>
      <text:p text:style-name="P103"><text:span text:style-name="T129">- And clicking on a </text:span><text:span text:style-name="T162">class with</text:span><text:span text:style-name="T129"> a </text:span><text:span text:style-name="T162">line</text:span><text:span text:style-name="T129"> number takes you directly to th</text:span><text:span text:style-name="T128">at</text:span><text:span text:style-name="T129"> </text:span><text:span text:style-name="T162">class</text:span><text:span text:style-name="T129"> </text:span><text:span text:style-name="T150">and </text:span><text:span text:style-name="T129">to </text:span><text:span text:style-name="T130">that</text:span><text:span text:style-name="T129"> </text:span><text:span text:style-name="T162">line</text:span><text:span text:style-name="T129">.</text:span></text:p>
      <text:p text:style-name="P49"/>
      <text:p text:style-name="P58">Debugging <text:span text:style-name="T285">of </text:span>tests run by Maven <text:span text:style-name="T291">has </text:span>bec<text:span text:style-name="T291">o</text:span>me so much easier!</text:p>
      <text:p text:style-name="P104"><text:span text:style-name="T131">B</text:span><text:span text:style-name="T130">efore running the Maven build, </text:span><text:span text:style-name="T131">j</text:span><text:span text:style-name="T130">ust make sure </text:span><text:span text:style-name="T150">that</text:span></text:p>
      <text:p text:style-name="P104"><text:span text:style-name="T130">a breakpoint is set and the </text:span><text:span text:style-name="T87">maven</text:span><text:span text:style-name="T246">.</text:span><text:span text:style-name="T87">surefire</text:span><text:span text:style-name="T246">.</text:span><text:span text:style-name="T87">debug</text:span><text:span text:style-name="T127"> </text:span><text:span text:style-name="T130">property is set to </text:span><text:span text:style-name="T88">true</text:span><text:span text:style-name="T130">.</text:span></text:p>
      <text:p text:style-name="P59">Everything else happens <text:span text:style-name="T5">automatically </text:span><text:span text:style-name="T14">then</text:span>:</text:p>
      <text:p text:style-name="P104"><text:span text:style-name="T163">creation </text:span><text:span text:style-name="T164">and launching</text:span><text:span text:style-name="T131"> </text:span><text:span text:style-name="T130">of a </text:span><text:span text:style-name="T87">Remote Java Application</text:span><text:span text:style-name="T127"> debug configuration</text:span></text:p>
      <text:p text:style-name="P104"><text:span text:style-name="T130">that </text:span><text:span text:style-name="T163">listens</text:span><text:span text:style-name="T130"> on the </text:span><text:span text:style-name="T163">port</text:span><text:span text:style-name="T130"> </text:span><text:span text:style-name="T132">given</text:span><text:span text:style-name="T131"> in the</text:span><text:span text:style-name="T130"> </text:span><text:span text:style-name="T163">Maven log</text:span><text:span text:style-name="T130">.</text:span></text:p>
      <text:p text:style-name="P52"/>
      <text:p text:style-name="P60">In <text:span text:style-name="T291">the </text:span><text:span text:style-name="T5">Maven POM editor</text:span>, in the <text:span text:style-name="T268">Source</text:span> tab, there are further improvements.</text:p>
      <text:p text:style-name="P106"><text:span text:style-name="T133">T</text:span><text:span text:style-name="T134">he </text:span><text:span text:style-name="T165">content assist</text:span><text:span text:style-name="T134"> is </text:span><text:span text:style-name="T165">much faster</text:span><text:span text:style-name="T134"> at suggesting dependency-related </text:span><text:span text:style-name="T135">t</text:span><text:span text:style-name="T134">hings </text:span><text:span text:style-name="T111">on the first call</text:span><text:span text:style-name="T134">,</text:span></text:p>
      <text:p text:style-name="P136"><text:span text:style-name="T111">by </text:span><text:span text:style-name="T155">querying search.maven.org</text:span><text:span text:style-name="T111"> </text:span><text:span text:style-name="T251">[…dot…dot…]</text:span><text:span text:style-name="T120"> </text:span><text:span text:style-name="T111">instead of using </text:span><text:span text:style-name="T121">the</text:span><text:span text:style-name="T111"> indexer </text:span><text:span text:style-name="T121">of Maven</text:span><text:span text:style-name="T111">.</text:span></text:p>
      <text:p text:style-name="P105"><text:span text:style-name="T124">For </text:span><text:span text:style-name="T159">configuration elements</text:span><text:span text:style-name="T124">, the </text:span><text:span text:style-name="T159">description</text:span><text:span text:style-name="T124"> has been </text:span><text:span text:style-name="T159">moved to</text:span><text:span text:style-name="T124"> the </text:span><text:span text:style-name="T159">top</text:span><text:span text:style-name="T124">.</text:span></text:p>
      <text:p text:style-name="P107"><text:span text:style-name="T111">And by the way,</text:span><text:span text:style-name="T124"> </text:span><text:span text:style-name="T127">since </text:span><text:span text:style-name="T124">the </text:span><text:span text:style-name="T127">last release </text:span><text:span text:style-name="T124">the</text:span><text:span text:style-name="T127"> Java </text:span><text:span text:style-name="T160">module</text:span><text:span text:style-name="T127"> system command line </text:span><text:span text:style-name="T160">arguments</text:span></text:p>
      <text:p text:style-name="P108"><text:span text:style-name="T247">--</text:span><text:span text:style-name="T87">add</text:span><text:span text:style-name="T247">-</text:span><text:span text:style-name="T87">exports</text:span><text:span text:style-name="T127">, </text:span><text:span text:style-name="T247">--</text:span><text:span text:style-name="T87">add</text:span><text:span text:style-name="T247">-</text:span><text:span text:style-name="T87">opens</text:span><text:span text:style-name="T127">, </text:span><text:span text:style-name="T247">--</text:span><text:span text:style-name="T87">add</text:span><text:span text:style-name="T247">-</text:span><text:span text:style-name="T87">reads</text:span><text:span text:style-name="T127"> and </text:span><text:span text:style-name="T247">--</text:span><text:span text:style-name="T87">patch</text:span><text:span text:style-name="T247">-</text:span><text:span text:style-name="T87">module</text:span><text:span text:style-name="T127"> </text:span><text:span text:style-name="T150">h</text:span><text:span text:style-name="T127">a</text:span><text:span text:style-name="T150">v</text:span><text:span text:style-name="T127">e </text:span><text:span text:style-name="T136">also</text:span><text:span text:style-name="T127"> </text:span><text:span text:style-name="T150">been </text:span><text:span text:style-name="T127">recognized.</text:span></text:p>
      <text:p text:style-name="P53"/>
      <text:p text:style-name="P53"/>
      <text:p text:style-name="P82"><text:span text:style-name="T230">### </text:span><text:span text:style-name="T231">G</text:span><text:span text:style-name="T233">eneral</text:span><text:span text:style-name="T234"> </text:span><text:span text:style-name="T230">###</text:span></text:p>
      <text:p text:style-name="P74"/>
      <text:p text:style-name="P83"><text:span text:style-name="T122">Apart from</text:span><text:span text:style-name="T107"> </text:span><text:span text:style-name="T108">th</text:span><text:span text:style-name="T109">e</text:span><text:span text:style-name="T108">se</text:span><text:span text:style-name="T107"> Java- </text:span><text:span text:style-name="T110">and Maven</text:span><text:span text:style-name="T107">-specific improvements,</text:span></text:p>
      <text:p text:style-name="P83"><text:span text:style-name="T107">there </text:span><text:span text:style-name="T113">is also a</text:span><text:span text:style-name="T107"> general </text:span><text:span text:style-name="T151">platform improvement</text:span><text:span text:style-name="T107"> worth mentioning.</text:span></text:p>
      <text:p text:style-name="P46"/>
      <text:p text:style-name="P111"><text:span text:style-name="T158">La</text:span><text:span text:style-name="T156">rge files</text:span><text:span text:style-name="T137"> of a specific type </text:span><text:span text:style-name="T172">can be opened</text:span><text:span text:style-name="T137"> with a </text:span><text:span text:style-name="T166">different editor</text:span><text:span text:style-name="T137">.</text:span></text:p>
      <text:p text:style-name="P109"><text:span text:style-name="T138">I</text:span><text:span text:style-name="T139">n the </text:span><text:span text:style-name="T167">preferences,</text:span><text:span text:style-name="T139"> in</text:span><text:span text:style-name="T140"> </text:span><text:span text:style-name="T244">[…</text:span><text:span text:style-name="T245">]</text:span><text:span text:style-name="T140"> </text:span><text:span text:style-name="T85">General</text:span><text:span text:style-name="T140"> </text:span><text:span text:style-name="T244">[…</text:span><text:span text:style-name="T245">]</text:span><text:span text:style-name="T140"> </text:span><text:span text:style-name="T85">Edito</text:span><text:span text:style-name="T89">rs</text:span><text:span text:style-name="T140"> </text:span><text:span text:style-name="T244">[…</text:span><text:span text:style-name="T245">]</text:span><text:span text:style-name="T140"> </text:span><text:span text:style-name="T85">Large File Associations</text:span><text:span text:style-name="T141">.</text:span></text:p>
      <text:p text:style-name="P54">you can choose whether you <text:span text:style-name="T5">generally</text:span> want to <text:span text:style-name="T5">be prompted</text:span></text:p>
      <text:p text:style-name="P54"><text:span text:style-name="T5">which editor</text:span> to use to open files that exceed a certain size.</text:p>
      <text:p text:style-name="P55">Or you can <text:span text:style-name="T5">specify</text:span> an <text:span text:style-name="T5">editor</text:span> for <text:span text:style-name="T286">project</text:span> files <text:span text:style-name="T286">of a </text:span>certain <text:span text:style-name="T5">file extension</text:span> exceeding a certain <text:span text:style-name="T5">size</text:span>.</text:p>
      <text:p text:style-name="P110"><text:span text:style-name="T107">For example,</text:span><text:span text:style-name="T142"> </text:span><text:span text:style-name="T150">you can specify </text:span><text:span text:style-name="T142">for </text:span><text:span text:style-name="T168">.xml</text:span><text:span text:style-name="T142"> files </text:span><text:span text:style-name="T174">la</text:span><text:span text:style-name="T168">rger than </text:span><text:span text:style-name="T169">20</text:span><text:span text:style-name="T168"> megabytes</text:span><text:span text:style-name="T142"> to be opened</text:span></text:p>
      <text:p text:style-name="P132"><text:span text:style-name="T142">in </text:span><text:span text:style-name="T143">th</text:span><text:span text:style-name="T149">e</text:span><text:span text:style-name="T142"> </text:span><text:span text:style-name="T90">Text Editor</text:span><text:span text:style-name="T102">, </text:span><text:span text:style-name="T150">which</text:span><text:span text:style-name="T142"> for large files </text:span><text:span text:style-name="T168">scale</text:span><text:span text:style-name="T170">s</text:span><text:span text:style-name="T168"> better</text:span><text:span text:style-name="T142"> </text:span><text:span text:style-name="T171">than</text:span><text:span text:style-name="T144"> the </text:span><text:span text:style-name="T149">more </text:span><text:span text:style-name="T143">feature-rich</text:span><text:span text:style-name="T144"> </text:span><text:span text:style-name="T91">XML </text:span><text:span text:style-name="T92">E</text:span><text:span text:style-name="T91">ditor</text:span><text:span text:style-name="T144">.</text:span></text:p>
      <text:p text:style-name="P47"/>
      <text:p text:style-name="P45"><text:s/></text:p>
      <text:p text:style-name="P71"><text:span text:style-name="T236">### </text:span><text:span text:style-name="T237">G</text:span><text:span text:style-name="T238">it</text:span><text:span text:style-name="T239"> </text:span><text:span text:style-name="T243">[/</text:span><text:a xlink:type="simple" xlink:href="https://www.eclipse.org/eclipse/news/4.21/jdt.php#change-compliance-jre-multi-constant-labels" text:style-name="Internet_20_link" text:visited-style-name="Visited_20_Internet_20_Link"><text:span text:style-name="T241">ɡɪt</text:span></text:a><text:span text:style-name="T242">/</text:span><text:span text:style-name="T243">]</text:span><text:span text:style-name="T240"> </text:span><text:span text:style-name="T236">####</text:span></text:p>
      <text:p text:style-name="P76"/>
      <text:p text:style-name="P112"><text:span text:style-name="T110">There are also a </text:span><text:span text:style-name="T115">bunch</text:span><text:span text:style-name="T110"> of </text:span><text:span text:style-name="T152">Git</text:span><text:span text:style-name="T110"> </text:span><text:span text:style-name="T152">improvements</text:span><text:span text:style-name="T110">.</text:span></text:p>
      <text:p text:style-name="P14"/>
      <text:p text:style-name="P61"><text:span text:style-name="T5">Fetching</text:span> a <text:span text:style-name="T5">pull request</text:span> of a <text:span text:style-name="T268">Gitea</text:span> <text:span text:style-name="T258">[/ɡɪ tiː/] </text:span>repository is now as <text:span text:style-name="T5">easy</text:span></text:p>
      <text:p text:style-name="P113"><text:span text:style-name="T110">as </text:span><text:span text:style-name="T114">with</text:span><text:span text:style-name="T110"> GitHub and GitLab repositories.</text:span></text:p>
      <text:p text:style-name="P35">Copy the URL of the pull request,<text:span text:style-name="T266"> </text:span><text:span text:style-name="T254">[…</text:span><text:span text:style-name="T255">]</text:span><text:span text:style-name="T267"> </text:span>right-click the Gitea repository<text:span text:style-name="T266"> </text:span><text:span text:style-name="T254">[…</text:span><text:span text:style-name="T255">]</text:span></text:p>
      <text:p text:style-name="P34">and choose <text:span text:style-name="T274">Fetch Gitea Pull Request…</text:span></text:p>
      <text:p text:style-name="P114"><text:span text:style-name="T61">This opens the </text:span><text:span text:style-name="T216">pre-filled</text:span><text:span text:style-name="T103"> </text:span><text:span text:style-name="T104">Fetch a Pull Request from Gitea</text:span><text:span text:style-name="T61"> </text:span><text:span text:style-name="T216">dialog</text:span><text:span text:style-name="T61">,</text:span></text:p>
      <text:p text:style-name="P117"><text:span text:style-name="T61">which </text:span><text:span text:style-name="T62">just</text:span><text:span text:style-name="T61"> needs to be confirmed. </text:span><text:span text:style-name="T110">That's it.</text:span></text:p>
      <text:p text:style-name="P62">A local branch has been created containing the changes of the pull request.</text:p>
      <text:p text:style-name="P115"><text:span text:style-name="T96">Gitea</text:span><text:span text:style-name="T62"> repositories </text:span><text:span text:style-name="T214">not hosted </text:span><text:span text:style-name="T215">on gitea.com</text:span><text:span text:style-name="T63"> and s</text:span><text:span text:style-name="T62">elf-hosted Gitea repositories</text:span></text:p>
      <text:p text:style-name="P115"><text:span text:style-name="T62">have to be configured </text:span><text:span text:style-name="T145">i</text:span><text:span text:style-name="T139">n the </text:span><text:span text:style-name="T167">preferences</text:span><text:span text:style-name="T139"> </text:span><text:span text:style-name="T244">[…</text:span><text:span text:style-name="T245">]</text:span><text:span text:style-name="T140"> </text:span><text:span text:style-name="T85">Version Control</text:span><text:span text:style-name="T140"> </text:span><text:span text:style-name="T244">[…</text:span><text:span text:style-name="T245">]</text:span><text:span text:style-name="T140"> </text:span><text:span text:style-name="T93">Git</text:span><text:span text:style-name="T140"> </text:span><text:span text:style-name="T244">[…</text:span><text:span text:style-name="T245">]</text:span><text:span text:style-name="T140"> </text:span><text:span text:style-name="T85">Servers</text:span><text:span text:style-name="T141">.</text:span></text:p>
      <text:p text:style-name="P36"/>
      <text:p text:style-name="P124"><text:span text:style-name="T116">I</text:span><text:span text:style-name="T110">n the </text:span><text:span text:style-name="T105">Git Repositories </text:span><text:span text:style-name="T110">view</text:span><text:span text:style-name="T105">,</text:span><text:span text:style-name="T110"> </text:span><text:span text:style-name="T116">a </text:span><text:span text:style-name="T110">further improvement is that</text:span></text:p>
      <text:p text:style-name="P123"><text:span text:style-name="T80">Open in Commit Viewer</text:span><text:span text:style-name="T70"> is </text:span><text:span text:style-name="T71">now</text:span><text:span text:style-name="T70"> </text:span><text:span text:style-name="T219">also</text:span><text:span text:style-name="T70"> available </text:span><text:span text:style-name="T72">on</text:span><text:span text:style-name="T70"> </text:span><text:span text:style-name="T219">branches</text:span><text:span text:style-name="T70"> and </text:span><text:span text:style-name="T219">tags</text:span><text:span text:style-name="T141">.</text:span></text:p>
      <text:p text:style-name="P56"/>
      <text:p text:style-name="P125"><text:span text:style-name="T147">In the </text:span><text:span text:style-name="T94">Git Staging</text:span><text:span text:style-name="T148"> view, </text:span><text:span text:style-name="T124">there is a new button to </text:span><text:span text:style-name="T80">Hide Untracked Files</text:span><text:span text:style-name="T124">.</text:span></text:p>
      <text:p text:style-name="P70">When pressed, both</text:p>
      <text:p text:style-name="P133"><text:span text:style-name="T110">the number of </text:span><text:span text:style-name="T153">tracked</text:span><text:span text:style-name="T110"> </text:span><text:span text:style-name="T152">unstaged </text:span><text:span text:style-name="T154">files </text:span><text:span text:style-name="T110">and the </text:span><text:span text:style-name="T152">total number</text:span><text:span text:style-name="T110"> of </text:span><text:span text:style-name="T152">unstaged </text:span><text:span text:style-name="T154">files</text:span><text:span text:style-name="T110"> are displayed.</text:span></text:p>
      <text:p text:style-name="P66">When <text:span text:style-name="T5">switching</text:span> to another <text:span text:style-name="T5">repository</text:span>,</text:p>
      <text:p text:style-name="P66">the button will be<text:span text:style-name="T289">come</text:span> <text:span text:style-name="T5">unpressed</text:span> in order to avoid the untracked files being overlooked.</text:p>
      <text:p text:style-name="P37"/>
      <text:p text:style-name="P120"><text:span text:style-name="T73">Now, t</text:span><text:span text:style-name="T65">he </text:span><text:span text:style-name="T156">commit message</text:span><text:span text:style-name="T64"> </text:span><text:span text:style-name="T66">will be</text:span><text:span text:style-name="T65"> </text:span><text:span text:style-name="T156">cleaned up</text:span><text:span text:style-name="T65"> before committing,</text:span></text:p>
      <text:p text:style-name="P63">the same way as it will be done in the command line Git.</text:p>
      <text:p text:style-name="P118"><text:span text:style-name="T173">By default</text:span><text:span text:style-name="T146">,</text:span><text:span text:style-name="T42"> </text:span><text:span text:style-name="T217">trailing whitespace</text:span><text:span text:style-name="T65"> </text:span><text:span text:style-name="T66">and</text:span><text:span text:style-name="T65"> leading </text:span><text:span text:style-name="T217">empty lines</text:span><text:span text:style-name="T65"> will be removed</text:span></text:p>
      <text:p text:style-name="P64">and sequences of empty lines will be reduced to a single one.</text:p>
      <text:p text:style-name="P118"><text:span text:style-name="T65">Press the </text:span><text:span text:style-name="T217">preview button</text:span><text:span text:style-name="T65"> to see the cleaned up message.</text:span></text:p>
      <text:p text:style-name="P118"><text:span text:style-name="T218">C</text:span><text:span text:style-name="T217">omment lines</text:span><text:span text:style-name="T65">, starting with </text:span><text:span text:style-name="T68">a</text:span><text:span text:style-name="T65"> # </text:span><text:span text:style-name="T244">[/</text:span><text:span text:style-name="T249">hash/</text:span><text:span text:style-name="T245">]</text:span><text:span text:style-name="T65">, </text:span><text:span text:style-name="T67">will also be removed by default.</text:span></text:p>
      <text:p text:style-name="P65">In the edit mode, <text:span text:style-name="T5">comment lines</text:span> are <text:span text:style-name="T5">colored</text:span> in green.</text:p>
      <text:p text:style-name="P121"><text:span text:style-name="T67">You can determine </text:span><text:span text:style-name="T69">via the</text:span><text:span text:style-name="T67"> </text:span><text:span text:style-name="T218">config</text:span><text:span text:style-name="T67"> </text:span><text:span text:style-name="T218">setting</text:span><text:span text:style-name="T67"> </text:span><text:span text:style-name="T80">commit</text:span><text:span text:style-name="T244">.</text:span><text:span text:style-name="T80">cleanup</text:span><text:span text:style-name="T67"> </text:span></text:p>
      <text:p text:style-name="P119"><text:span text:style-name="T208">how</text:span><text:span text:style-name="T59"> the supplied message should be cleaned up.</text:span></text:p>
      <text:p text:style-name="P122"><text:span text:style-name="T110">For example,</text:span><text:span text:style-name="T59"> </text:span><text:span text:style-name="T95">whitespace</text:span><text:span text:style-name="T59"> will not remove lines starting with a #</text:span><text:span text:style-name="T139"> </text:span><text:span text:style-name="T244">[…</text:span><text:span text:style-name="T245">]</text:span></text:p>
      <text:p text:style-name="P122"><text:span text:style-name="T59">and </text:span><text:span text:style-name="T97">verbatim</text:span><text:span text:style-name="T64"> completely disables the cleaning up.</text:span></text:p>
      <text:p text:style-name="P38"/>
      <text:p text:style-name="P126"><text:span text:style-name="T64">Also, </text:span><text:span text:style-name="T80">Push to Upstream</text:span><text:span text:style-name="T64"> now behaves </text:span><text:span text:style-name="T220">like</text:span><text:span text:style-name="T64"> “</text:span><text:span text:style-name="T97">git push</text:span><text:span text:style-name="T64">” </text:span><text:span text:style-name="T74">on </text:span><text:span text:style-name="T64">the command line,</text:span></text:p>
      <text:p text:style-name="P126"><text:span text:style-name="T64">by now also </text:span><text:span text:style-name="T220">considering</text:span><text:span text:style-name="T64"> the </text:span><text:span text:style-name="T220">config settings</text:span></text:p>
      <text:p text:style-name="P126"><text:span text:style-name="T97">pushRemote</text:span><text:span text:style-name="T64"> and </text:span><text:span text:style-name="T268">merge</text:span><text:span text:style-name="T64"> for a specific branch,</text:span></text:p>
      <text:p text:style-name="P126"><text:span text:style-name="T74">as well as </text:span><text:span text:style-name="T98">remote</text:span><text:span text:style-name="T244">.</text:span><text:span text:style-name="T98">pushDefault</text:span><text:span text:style-name="T74"> and </text:span><text:span text:style-name="T98">push</text:span><text:span text:style-name="T244">.</text:span><text:span text:style-name="T98">default</text:span><text:span text:style-name="T64"> for all branches.</text:span></text:p>
      <text:p text:style-name="P67">Using these config settings might be <text:span text:style-name="T5">helpful in very special cases</text:span>.</text:p>
      <text:p text:style-name="P68">A warning <text:span text:style-name="T5">dialog</text:span> will be shown when <text:span text:style-name="T5">more than one branch</text:span> <text:span text:style-name="T291">is</text:span> going to be pushed.</text:p>
      <text:p text:style-name="P127"><text:span text:style-name="T64">“</text:span><text:span text:style-name="T97">pushRemote</text:span><text:span text:style-name="T64">” c</text:span><text:span text:style-name="T75">an also be configured </text:span><text:span text:style-name="T221">via</text:span><text:span text:style-name="T75"> the </text:span><text:span text:style-name="T97">Git </text:span><text:span text:style-name="T99">B</text:span><text:span text:style-name="T97">ranch </text:span><text:span text:style-name="T99">C</text:span><text:span text:style-name="T97">onfiguration</text:span><text:span text:style-name="T64"> </text:span><text:span text:style-name="T220">dialog</text:span><text:span text:style-name="T64">:</text:span></text:p>
      <text:p text:style-name="P128"><text:span text:style-name="T64">Besides </text:span><text:span text:style-name="T100">Remote</text:span><text:span text:style-name="T76"> </text:span><text:span text:style-name="T117">for</text:span><text:span text:style-name="T110"> the name of the remote</text:span></text:p>
      <text:p text:style-name="P128"><text:span text:style-name="T64">and </text:span><text:span text:style-name="T100">Upstream Branch</text:span><text:span text:style-name="T76"> </text:span><text:span text:style-name="T117">for</text:span><text:span text:style-name="T110"> the name of the branch to fetch from and to push to</text:span><text:span text:style-name="T76">,</text:span></text:p>
      <text:p text:style-name="P134"><text:span text:style-name="T76">the </text:span><text:span text:style-name="T222">new</text:span><text:span text:style-name="T76"> </text:span><text:span text:style-name="T100">Push remote </text:span><text:span text:style-name="T76">field can </text:span><text:span text:style-name="T77">be used to </text:span><text:span text:style-name="T76">override the upstream branch </text:span><text:span text:style-name="T77">for pushing</text:span><text:span text:style-name="T76">.</text:span></text:p>
      <text:p text:style-name="P40"/>
      <text:p text:style-name="P135">In the <text:span text:style-name="T80">Push dialog</text:span> there is another change <text:span text:style-name="T110">that </text:span><text:span text:style-name="T119">had been</text:span><text:span text:style-name="T110"> requested by som</text:span><text:span text:style-name="T118">e</text:span>:</text:p>
      <text:p text:style-name="P135">The <text:span text:style-name="T268">Push</text:span> button is <text:span text:style-name="T287">already enabled on the first page</text:span>, so you can <text:span text:style-name="T80">skip</text:span> the <text:span text:style-name="T80">preview</text:span> page.</text:p>
      <text:p text:style-name="P129"/>
      <text:p text:style-name="P130">On Windows, SSH agent support for <text:span text:style-name="T180">Win32-OpenSSH</text:span><text:span text:style-name="T288">,</text:span></text:p>
      <text:p text:style-name="P130"><text:span text:style-name="T55">the OpenSSH port from Microsoft that is included in modern Windows,</text:span><text:span text:style-name="T288"> has been added.</text:span></text:p>
      <text:p text:style-name="P130"><text:span text:style-name="T288">If you want to use Win32-OpenSSH </text:span><text:span text:style-name="T110">instead of PuTTY’s </text:span><text:span text:style-name="T250">[/ˈpʌti/]</text:span><text:span text:style-name="T110"> Pageant</text:span><text:span text:style-name="T288">,</text:span></text:p>
      <text:p text:style-name="P129"><text:span text:style-name="T288">go to the</text:span> <text:span text:style-name="T167">preferences</text:span><text:span text:style-name="T139"> </text:span><text:span text:style-name="T244">[…</text:span><text:span text:style-name="T245">]</text:span><text:span text:style-name="T140"> </text:span><text:span text:style-name="T85">Version Control</text:span><text:span text:style-name="T140"> </text:span><text:span text:style-name="T244">[…</text:span><text:span text:style-name="T245">]</text:span><text:span text:style-name="T140"> </text:span><text:span text:style-name="T93">Git</text:span> <text:span text:style-name="T288">and choose it as </text:span><text:span text:style-name="T272">default SSH agent</text:span><text:span text:style-name="T288">.</text:span></text:p>
      <text:p text:style-name="P69">Please note, the default SSH agent <text:span text:style-name="T5">can</text:span> be <text:span text:style-name="T5">overridden</text:span> by the <text:span text:style-name="T268">IdentityAgent</text:span> <text:span text:style-name="T5">config setting</text:span>.</text:p>
      <text:p text:style-name="P39"/>
      <text:p text:style-name="P33"/>
      <text:p text:style-name="P81">### Outro ###</text:p>
      <text:p text:style-name="P78"/>
      <text:p text:style-name="P41"><text:span text:style-name="T17">These were some of the </text:span><text:span text:style-name="T6">Java </text:span><text:span text:style-name="T7">IDE</text:span><text:span text:style-name="T17"> improvements</text:span></text:p>
      <text:p text:style-name="P116"><text:span text:style-name="T224">of the </text:span><text:span text:style-name="T209">quarterly </text:span><text:span text:style-name="T19">Rolling</text:span><text:span text:style-name="T20"> Release </text:span><text:span text:style-name="T180">March</text:span><text:span text:style-name="T176"> 202</text:span><text:span text:style-name="T180">2</text:span><text:span text:style-name="T225">.</text:span></text:p>
      <text:p text:style-name="P44"/>
      <text:p text:style-name="P116"><text:span text:style-name="T51">A</text:span><text:span text:style-name="T47">ll </text:span><text:span text:style-name="T51">Eclipse Java </text:span><text:span text:style-name="T47">IDE packages are offered for Windows, Linux and macOS,</text:span></text:p>
      <text:p text:style-name="P116"><text:span text:style-name="T227">and </text:span><text:span text:style-name="T229">are</text:span><text:span text:style-name="T227"> </text:span><text:span text:style-name="T228">shipped with </text:span><text:span text:style-name="T212">Java</text:span><text:span text:style-name="T228">, </text:span><text:span text:style-name="T212">Maven</text:span><text:span text:style-name="T228"> and </text:span><text:span text:style-name="T212">Git</text:span><text:span text:style-name="T228"> </text:span><text:span text:style-name="T213">built-in</text:span><text:span text:style-name="T229">, </text:span><text:span text:style-name="T51">ready to code!</text:span></text:p>
      <text:p text:style-name="P72"/>
      <text:p text:style-name="P116"><text:span text:style-name="T181">Thank</text:span><text:span text:style-name="T182">s</text:span><text:span text:style-name="T208"> for watching and </text:span><text:span text:style-name="T181">happy coding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1" fo:font-family="Arial" style:font-family-generic="roman" style:font-pitch="variable" fo:font-size="8pt" style:font-name-asian="Arial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1" fo:font-family="Arial" style:font-family-generic="roman" style:font-pitch="variable" fo:font-size="8pt" style:font-name-asian="Arial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14T08:46:58.207000000</meta:creation-date>
    <dc:date>2022-03-14T00:46:12.101000000</dc:date>
    <meta:editing-duration>P4DT8H47M</meta:editing-duration>
    <meta:editing-cycles>67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45" meta:word-count="1580" meta:character-count="9044" meta:non-whitespace-character-count="7604"/>
    <meta:user-defined meta:name="DocumentEncoding">utf-8</meta:user-defined>
    <meta:user-defined meta:name="HTML" meta:value-type="boolean">true</meta:user-defined>
  </office:meta>
</office:document-meta>
</file>